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1"/>
    <style:style style:name="ce7" style:family="table-cell" style:parent-style-name="Default" style:data-style-name="N0"/>
    <style:style style:name="ce8" style:family="table-cell" style:parent-style-name="Default" style:data-style-name="N124"/>
    <style:style style:name="ce9" style:family="table-cell" style:parent-style-name="Default" style:data-style-name="N128"/>
    <style:style style:name="ce10" style:family="table-cell" style:parent-style-name="Default" style:data-style-name="N130"/>
    <style:style style:name="ce11" style:family="table-cell" style:parent-style-name="Default" style:data-style-name="N132"/>
    <style:style style:name="ce1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2"/>
        <table:table-column table:style-name="co2" table:default-cell-style-name="ce8"/>
        <table:table-column table:style-name="co1" table:default-cell-style-name="ce12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9" table:default-cell-style-name="ce11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velength(nm)</text:p>
          </table:table-cell>
          <table:table-cell table:style-name="Default" office:value-type="string" calcext:value-type="string">
            <text:p>rsLength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bs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efIndex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scntComp1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lsComp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.0</text:p>
          </table:table-cell>
          <table:table-cell table:style-name="ce7" office:value-type="float" office:value="1935.36836111159" calcext:value-type="float">
            <text:p>1935.36836111159</text:p>
          </table:table-cell>
          <table:table-cell office:value-type="float" office:value="200" calcext:value-type="float">
            <text:p>200.0</text:p>
          </table:table-cell>
          <table:table-cell office:value-type="float" office:value="8.58570497950027" calcext:value-type="float">
            <text:p>8.58570497950027</text:p>
          </table:table-cell>
          <table:table-cell office:value-type="float" office:value="200" calcext:value-type="float">
            <text:p>200.00000</text:p>
          </table:table-cell>
          <table:table-cell office:value-type="float" office:value="1.43028736773246" calcext:value-type="float">
            <text:p>1.43029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04" calcext:value-type="float">
            <text:p>204.0</text:p>
          </table:table-cell>
          <table:table-cell table:style-name="ce7" office:value-type="float" office:value="2110.07446110442" calcext:value-type="float">
            <text:p>2110.07446110442</text:p>
          </table:table-cell>
          <table:table-cell office:value-type="float" office:value="204" calcext:value-type="float">
            <text:p>204.0</text:p>
          </table:table-cell>
          <table:table-cell office:value-type="float" office:value="8.56280581382851" calcext:value-type="float">
            <text:p>8.56280581382851</text:p>
          </table:table-cell>
          <table:table-cell office:value-type="float" office:value="203.015075376884" calcext:value-type="float">
            <text:p>203.01508</text:p>
          </table:table-cell>
          <table:table-cell office:value-type="float" office:value="1.42564506022313" calcext:value-type="float">
            <text:p>1.42565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08" calcext:value-type="float">
            <text:p>208.0</text:p>
          </table:table-cell>
          <table:table-cell table:style-name="ce7" office:value-type="float" office:value="2287.13406034563" calcext:value-type="float">
            <text:p>2287.13406034563</text:p>
          </table:table-cell>
          <table:table-cell office:value-type="float" office:value="208" calcext:value-type="float">
            <text:p>208.0</text:p>
          </table:table-cell>
          <table:table-cell office:value-type="float" office:value="8.52647652481817" calcext:value-type="float">
            <text:p>8.52647652481817</text:p>
          </table:table-cell>
          <table:table-cell office:value-type="float" office:value="206.030150753769" calcext:value-type="float">
            <text:p>206.03015</text:p>
          </table:table-cell>
          <table:table-cell office:value-type="float" office:value="1.42138991209543" calcext:value-type="float">
            <text:p>1.42139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12" calcext:value-type="float">
            <text:p>212.0</text:p>
          </table:table-cell>
          <table:table-cell table:style-name="ce7" office:value-type="float" office:value="2466.68787083002" calcext:value-type="float">
            <text:p>2466.68787083002</text:p>
          </table:table-cell>
          <table:table-cell office:value-type="float" office:value="212" calcext:value-type="float">
            <text:p>212.0</text:p>
          </table:table-cell>
          <table:table-cell office:value-type="float" office:value="8.48580995604083" calcext:value-type="float">
            <text:p>8.48580995604083</text:p>
          </table:table-cell>
          <table:table-cell office:value-type="float" office:value="209.045226130653" calcext:value-type="float">
            <text:p>209.04523</text:p>
          </table:table-cell>
          <table:table-cell office:value-type="float" office:value="1.41747492070644" calcext:value-type="float">
            <text:p>1.41747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16" calcext:value-type="float">
            <text:p>216.0</text:p>
          </table:table-cell>
          <table:table-cell table:style-name="ce7" office:value-type="float" office:value="2648.82538169275" calcext:value-type="float">
            <text:p>2648.82538169275</text:p>
          </table:table-cell>
          <table:table-cell office:value-type="float" office:value="216" calcext:value-type="float">
            <text:p>216.0</text:p>
          </table:table-cell>
          <table:table-cell office:value-type="float" office:value="8.44041011538743" calcext:value-type="float">
            <text:p>8.44041011538743</text:p>
          </table:table-cell>
          <table:table-cell office:value-type="float" office:value="212.060301507538" calcext:value-type="float">
            <text:p>212.06030</text:p>
          </table:table-cell>
          <table:table-cell office:value-type="float" office:value="1.41385943825749" calcext:value-type="float">
            <text:p>1.41386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0" calcext:value-type="float">
            <text:p>220.0</text:p>
          </table:table-cell>
          <table:table-cell table:style-name="ce7" office:value-type="float" office:value="2833.59348006602" calcext:value-type="float">
            <text:p>2833.59348006602</text:p>
          </table:table-cell>
          <table:table-cell office:value-type="float" office:value="220" calcext:value-type="float">
            <text:p>220.0</text:p>
          </table:table-cell>
          <table:table-cell office:value-type="float" office:value="8.38868522359733" calcext:value-type="float">
            <text:p>8.38868522359733</text:p>
          </table:table-cell>
          <table:table-cell office:value-type="float" office:value="215.075376884422" calcext:value-type="float">
            <text:p>215.07538</text:p>
          </table:table-cell>
          <table:table-cell office:value-type="float" office:value="1.4105104064874" calcext:value-type="float">
            <text:p>1.41051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4" calcext:value-type="float">
            <text:p>224.0</text:p>
          </table:table-cell>
          <table:table-cell table:style-name="ce7" office:value-type="float" office:value="3063.59824121194" calcext:value-type="float">
            <text:p>3063.59824121194</text:p>
          </table:table-cell>
          <table:table-cell office:value-type="float" office:value="224" calcext:value-type="float">
            <text:p>224.0</text:p>
          </table:table-cell>
          <table:table-cell office:value-type="float" office:value="8.33476903049581" calcext:value-type="float">
            <text:p>8.33476903049581</text:p>
          </table:table-cell>
          <table:table-cell office:value-type="float" office:value="218.090452261307" calcext:value-type="float">
            <text:p>218.09045</text:p>
          </table:table-cell>
          <table:table-cell office:value-type="float" office:value="1.407305439594" calcext:value-type="float">
            <text:p>1.40731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8" calcext:value-type="float">
            <text:p>228.0</text:p>
          </table:table-cell>
          <table:table-cell table:style-name="ce7" office:value-type="float" office:value="3296.43816966641" calcext:value-type="float">
            <text:p>3296.43816966641</text:p>
          </table:table-cell>
          <table:table-cell office:value-type="float" office:value="228" calcext:value-type="float">
            <text:p>228.0</text:p>
          </table:table-cell>
          <table:table-cell office:value-type="float" office:value="8.27710484094689" calcext:value-type="float">
            <text:p>8.27710484094689</text:p>
          </table:table-cell>
          <table:table-cell office:value-type="float" office:value="221.105527638191" calcext:value-type="float">
            <text:p>221.10553</text:p>
          </table:table-cell>
          <table:table-cell office:value-type="float" office:value="1.4042040077448" calcext:value-type="float">
            <text:p>1.4042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32" calcext:value-type="float">
            <text:p>232.0</text:p>
          </table:table-cell>
          <table:table-cell table:style-name="ce7" office:value-type="float" office:value="3532.26510900587" calcext:value-type="float">
            <text:p>3532.26510900587</text:p>
          </table:table-cell>
          <table:table-cell office:value-type="float" office:value="232" calcext:value-type="float">
            <text:p>232.0</text:p>
          </table:table-cell>
          <table:table-cell office:value-type="float" office:value="8.21682943694721" calcext:value-type="float">
            <text:p>8.21682943694721</text:p>
          </table:table-cell>
          <table:table-cell office:value-type="float" office:value="224.120603015075" calcext:value-type="float">
            <text:p>224.12060</text:p>
          </table:table-cell>
          <table:table-cell office:value-type="float" office:value="1.40120718053565" calcext:value-type="float">
            <text:p>1.40121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36" calcext:value-type="float">
            <text:p>236.0</text:p>
          </table:table-cell>
          <table:table-cell table:style-name="ce7" office:value-type="float" office:value="3771.18015094153" calcext:value-type="float">
            <text:p>3771.18015094153</text:p>
          </table:table-cell>
          <table:table-cell office:value-type="float" office:value="236" calcext:value-type="float">
            <text:p>236.0</text:p>
          </table:table-cell>
          <table:table-cell office:value-type="float" office:value="8.15470277733356" calcext:value-type="float">
            <text:p>8.15470277733356</text:p>
          </table:table-cell>
          <table:table-cell office:value-type="float" office:value="227.13567839196" calcext:value-type="float">
            <text:p>227.13568</text:p>
          </table:table-cell>
          <table:table-cell office:value-type="float" office:value="1.39835547741228" calcext:value-type="float">
            <text:p>1.39836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0" calcext:value-type="float">
            <text:p>240.0</text:p>
          </table:table-cell>
          <table:table-cell table:style-name="ce7" office:value-type="float" office:value="4013.2411115258" calcext:value-type="float">
            <text:p>4013.2411115258</text:p>
          </table:table-cell>
          <table:table-cell office:value-type="float" office:value="240" calcext:value-type="float">
            <text:p>240.0</text:p>
          </table:table-cell>
          <table:table-cell office:value-type="float" office:value="8.09124655788053" calcext:value-type="float">
            <text:p>8.09124655788053</text:p>
          </table:table-cell>
          <table:table-cell office:value-type="float" office:value="230.150753768844" calcext:value-type="float">
            <text:p>230.15075</text:p>
          </table:table-cell>
          <table:table-cell office:value-type="float" office:value="1.39566762481485" calcext:value-type="float">
            <text:p>1.39567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4" calcext:value-type="float">
            <text:p>244.0</text:p>
          </table:table-cell>
          <table:table-cell table:style-name="ce7" office:value-type="float" office:value="4309.13287665175" calcext:value-type="float">
            <text:p>4309.13287665175</text:p>
          </table:table-cell>
          <table:table-cell office:value-type="float" office:value="244" calcext:value-type="float">
            <text:p>244.0</text:p>
          </table:table-cell>
          <table:table-cell office:value-type="float" office:value="8.02774679786984" calcext:value-type="float">
            <text:p>8.02774679786984</text:p>
          </table:table-cell>
          <table:table-cell office:value-type="float" office:value="233.165829145729" calcext:value-type="float">
            <text:p>233.16583</text:p>
          </table:table-cell>
          <table:table-cell office:value-type="float" office:value="1.39320576541432" calcext:value-type="float">
            <text:p>1.39321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8" calcext:value-type="float">
            <text:p>248.0</text:p>
          </table:table-cell>
          <table:table-cell table:style-name="ce7" office:value-type="float" office:value="4608.39305631486" calcext:value-type="float">
            <text:p>4608.39305631486</text:p>
          </table:table-cell>
          <table:table-cell office:value-type="float" office:value="248" calcext:value-type="float">
            <text:p>248.0</text:p>
          </table:table-cell>
          <table:table-cell office:value-type="float" office:value="7.9631010347125" calcext:value-type="float">
            <text:p>7.9631010347125</text:p>
          </table:table-cell>
          <table:table-cell office:value-type="float" office:value="236.180904522613" calcext:value-type="float">
            <text:p>236.18090</text:p>
          </table:table-cell>
          <table:table-cell office:value-type="float" office:value="1.39092596816035" calcext:value-type="float">
            <text:p>1.39093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52" calcext:value-type="float">
            <text:p>252.0</text:p>
          </table:table-cell>
          <table:table-cell table:style-name="ce7" office:value-type="float" office:value="4911.17722513323" calcext:value-type="float">
            <text:p>4911.17722513323</text:p>
          </table:table-cell>
          <table:table-cell office:value-type="float" office:value="252" calcext:value-type="float">
            <text:p>252.0</text:p>
          </table:table-cell>
          <table:table-cell office:value-type="float" office:value="7.8975848978656" calcext:value-type="float">
            <text:p>7.8975848978656</text:p>
          </table:table-cell>
          <table:table-cell office:value-type="float" office:value="239.195979899497" calcext:value-type="float">
            <text:p>239.19598</text:p>
          </table:table-cell>
          <table:table-cell office:value-type="float" office:value="1.3888023117481" calcext:value-type="float">
            <text:p>1.3888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56" calcext:value-type="float">
            <text:p>256.0</text:p>
          </table:table-cell>
          <table:table-cell table:style-name="ce7" office:value-type="float" office:value="5217.60170773722" calcext:value-type="float">
            <text:p>5217.60170773722</text:p>
          </table:table-cell>
          <table:table-cell office:value-type="float" office:value="256" calcext:value-type="float">
            <text:p>256.0</text:p>
          </table:table-cell>
          <table:table-cell office:value-type="float" office:value="7.83139272845674" calcext:value-type="float">
            <text:p>7.83139272845674</text:p>
          </table:table-cell>
          <table:table-cell office:value-type="float" office:value="242.211055276382" calcext:value-type="float">
            <text:p>242.21106</text:p>
          </table:table-cell>
          <table:table-cell office:value-type="float" office:value="1.38681194953663" calcext:value-type="float">
            <text:p>1.38681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0" calcext:value-type="float">
            <text:p>260.0</text:p>
          </table:table-cell>
          <table:table-cell table:style-name="ce7" office:value-type="float" office:value="5527.72418195956" calcext:value-type="float">
            <text:p>5527.72418195956</text:p>
          </table:table-cell>
          <table:table-cell office:value-type="float" office:value="260" calcext:value-type="float">
            <text:p>260.0</text:p>
          </table:table-cell>
          <table:table-cell office:value-type="float" office:value="7.76466556575007" calcext:value-type="float">
            <text:p>7.76466556575007</text:p>
          </table:table-cell>
          <table:table-cell office:value-type="float" office:value="245.226130653266" calcext:value-type="float">
            <text:p>245.22613</text:p>
          </table:table-cell>
          <table:table-cell office:value-type="float" office:value="1.38494039290931" calcext:value-type="float">
            <text:p>1.38494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4" calcext:value-type="float">
            <text:p>264.0</text:p>
          </table:table-cell>
          <table:table-cell table:style-name="ce7" office:value-type="float" office:value="5901.02236301748" calcext:value-type="float">
            <text:p>5901.02236301748</text:p>
          </table:table-cell>
          <table:table-cell office:value-type="float" office:value="264" calcext:value-type="float">
            <text:p>264.0</text:p>
          </table:table-cell>
          <table:table-cell office:value-type="float" office:value="7.69789629423016" calcext:value-type="float">
            <text:p>7.69789629423016</text:p>
          </table:table-cell>
          <table:table-cell office:value-type="float" office:value="248.241206030151" calcext:value-type="float">
            <text:p>248.24121</text:p>
          </table:table-cell>
          <table:table-cell office:value-type="float" office:value="1.38317290538221" calcext:value-type="float">
            <text:p>1.38317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8" calcext:value-type="float">
            <text:p>268.0</text:p>
          </table:table-cell>
          <table:table-cell table:style-name="ce7" office:value-type="float" office:value="6278.26273364901" calcext:value-type="float">
            <text:p>6278.26273364901</text:p>
          </table:table-cell>
          <table:table-cell office:value-type="float" office:value="268" calcext:value-type="float">
            <text:p>268.0</text:p>
          </table:table-cell>
          <table:table-cell office:value-type="float" office:value="7.63065303963057" calcext:value-type="float">
            <text:p>7.63065303963057</text:p>
          </table:table-cell>
          <table:table-cell office:value-type="float" office:value="251.256281407035" calcext:value-type="float">
            <text:p>251.25628</text:p>
          </table:table-cell>
          <table:table-cell office:value-type="float" office:value="1.38150287170301" calcext:value-type="float">
            <text:p>1.3815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72" calcext:value-type="float">
            <text:p>272.0</text:p>
          </table:table-cell>
          <table:table-cell table:style-name="ce7" office:value-type="float" office:value="6659.61569448467" calcext:value-type="float">
            <text:p>6659.61569448467</text:p>
          </table:table-cell>
          <table:table-cell office:value-type="float" office:value="272" calcext:value-type="float">
            <text:p>272.0</text:p>
          </table:table-cell>
          <table:table-cell office:value-type="float" office:value="7.56345746271535" calcext:value-type="float">
            <text:p>7.56345746271535</text:p>
          </table:table-cell>
          <table:table-cell office:value-type="float" office:value="254.27135678392" calcext:value-type="float">
            <text:p>254.27136</text:p>
          </table:table-cell>
          <table:table-cell office:value-type="float" office:value="1.37991856611307" calcext:value-type="float">
            <text:p>1.37992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76" calcext:value-type="float">
            <text:p>276.0</text:p>
          </table:table-cell>
          <table:table-cell table:style-name="ce7" office:value-type="float" office:value="7045.19780839149" calcext:value-type="float">
            <text:p>7045.19780839149</text:p>
          </table:table-cell>
          <table:table-cell office:value-type="float" office:value="276" calcext:value-type="float">
            <text:p>276.0</text:p>
          </table:table-cell>
          <table:table-cell office:value-type="float" office:value="7.49615518675096" calcext:value-type="float">
            <text:p>7.49615518675096</text:p>
          </table:table-cell>
          <table:table-cell office:value-type="float" office:value="257.286432160804" calcext:value-type="float">
            <text:p>257.28643</text:p>
          </table:table-cell>
          <table:table-cell office:value-type="float" office:value="1.3784165901982" calcext:value-type="float">
            <text:p>1.3784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0" calcext:value-type="float">
            <text:p>280.0</text:p>
          </table:table-cell>
          <table:table-cell table:style-name="ce7" office:value-type="float" office:value="7435.08517182336" calcext:value-type="float">
            <text:p>7435.08517182336</text:p>
          </table:table-cell>
          <table:table-cell office:value-type="float" office:value="280" calcext:value-type="float">
            <text:p>280.0</text:p>
          </table:table-cell>
          <table:table-cell office:value-type="float" office:value="7.42838324339461" calcext:value-type="float">
            <text:p>7.42838324339461</text:p>
          </table:table-cell>
          <table:table-cell office:value-type="float" office:value="260.301507537688" calcext:value-type="float">
            <text:p>260.30151</text:p>
          </table:table-cell>
          <table:table-cell office:value-type="float" office:value="1.37698685319598" calcext:value-type="float">
            <text:p>1.37699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4" calcext:value-type="float">
            <text:p>284.0</text:p>
          </table:table-cell>
          <table:table-cell table:style-name="ce7" office:value-type="float" office:value="7898.24363519064" calcext:value-type="float">
            <text:p>7898.24363519064</text:p>
          </table:table-cell>
          <table:table-cell office:value-type="float" office:value="284" calcext:value-type="float">
            <text:p>284.0</text:p>
          </table:table-cell>
          <table:table-cell office:value-type="float" office:value="7.36080799763759" calcext:value-type="float">
            <text:p>7.36080799763759</text:p>
          </table:table-cell>
          <table:table-cell office:value-type="float" office:value="263.316582914573" calcext:value-type="float">
            <text:p>263.31658</text:p>
          </table:table-cell>
          <table:table-cell office:value-type="float" office:value="1.37562784787146" calcext:value-type="float">
            <text:p>1.37563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8" calcext:value-type="float">
            <text:p>288.0</text:p>
          </table:table-cell>
          <table:table-cell table:style-name="ce7" office:value-type="float" office:value="8365.96959531508" calcext:value-type="float">
            <text:p>8365.96959531508</text:p>
          </table:table-cell>
          <table:table-cell office:value-type="float" office:value="288" calcext:value-type="float">
            <text:p>288.0</text:p>
          </table:table-cell>
          <table:table-cell office:value-type="float" office:value="7.2927387779566" calcext:value-type="float">
            <text:p>7.2927387779566</text:p>
          </table:table-cell>
          <table:table-cell office:value-type="float" office:value="266.331658291457" calcext:value-type="float">
            <text:p>266.33166</text:p>
          </table:table-cell>
          <table:table-cell office:value-type="float" office:value="1.37433077685911" calcext:value-type="float">
            <text:p>1.37433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92" calcext:value-type="float">
            <text:p>292.0</text:p>
          </table:table-cell>
          <table:table-cell table:style-name="ce7" office:value-type="float" office:value="8838.43343235891" calcext:value-type="float">
            <text:p>8838.43343235891</text:p>
          </table:table-cell>
          <table:table-cell office:value-type="float" office:value="292" calcext:value-type="float">
            <text:p>292.0</text:p>
          </table:table-cell>
          <table:table-cell office:value-type="float" office:value="7.2248296003304" calcext:value-type="float">
            <text:p>7.2248296003304</text:p>
          </table:table-cell>
          <table:table-cell office:value-type="float" office:value="269.346733668342" calcext:value-type="float">
            <text:p>269.34673</text:p>
          </table:table-cell>
          <table:table-cell office:value-type="float" office:value="1.37309498877755" calcext:value-type="float">
            <text:p>1.37309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96" calcext:value-type="float">
            <text:p>296.0</text:p>
          </table:table-cell>
          <table:table-cell table:style-name="ce7" office:value-type="float" office:value="9315.7668227282" calcext:value-type="float">
            <text:p>9315.7668227282</text:p>
          </table:table-cell>
          <table:table-cell office:value-type="float" office:value="296" calcext:value-type="float">
            <text:p>296.0</text:p>
          </table:table-cell>
          <table:table-cell office:value-type="float" office:value="7.15678323922953" calcext:value-type="float">
            <text:p>7.15678323922953</text:p>
          </table:table-cell>
          <table:table-cell office:value-type="float" office:value="272.361809045226" calcext:value-type="float">
            <text:p>272.36181</text:p>
          </table:table-cell>
          <table:table-cell office:value-type="float" office:value="1.37191288103397" calcext:value-type="float">
            <text:p>1.37191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0" calcext:value-type="float">
            <text:p>300.0</text:p>
          </table:table-cell>
          <table:table-cell table:style-name="ce7" office:value-type="float" office:value="9798.05317282477" calcext:value-type="float">
            <text:p>9798.05317282477</text:p>
          </table:table-cell>
          <table:table-cell office:value-type="float" office:value="300" calcext:value-type="float">
            <text:p>300.0</text:p>
          </table:table-cell>
          <table:table-cell office:value-type="float" office:value="7.08822231741989" calcext:value-type="float">
            <text:p>7.08822231741989</text:p>
          </table:table-cell>
          <table:table-cell office:value-type="float" office:value="275.376884422111" calcext:value-type="float">
            <text:p>275.37688</text:p>
          </table:table-cell>
          <table:table-cell office:value-type="float" office:value="1.37078431812557" calcext:value-type="float">
            <text:p>1.37078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4" calcext:value-type="float">
            <text:p>304.0</text:p>
          </table:table-cell>
          <table:table-cell table:style-name="ce7" office:value-type="float" office:value="10364.4531063815" calcext:value-type="float">
            <text:p>10364.4531063815</text:p>
          </table:table-cell>
          <table:table-cell office:value-type="float" office:value="304" calcext:value-type="float">
            <text:p>304.0</text:p>
          </table:table-cell>
          <table:table-cell office:value-type="float" office:value="7.01932285648909" calcext:value-type="float">
            <text:p>7.01932285648909</text:p>
          </table:table-cell>
          <table:table-cell office:value-type="float" office:value="278.391959798995" calcext:value-type="float">
            <text:p>278.39196</text:p>
          </table:table-cell>
          <table:table-cell office:value-type="float" office:value="1.36970262770664" calcext:value-type="float">
            <text:p>1.3697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8" calcext:value-type="float">
            <text:p>308.0</text:p>
          </table:table-cell>
          <table:table-cell table:style-name="ce7" office:value-type="float" office:value="10936.0826151267" calcext:value-type="float">
            <text:p>10936.0826151267</text:p>
          </table:table-cell>
          <table:table-cell office:value-type="float" office:value="308" calcext:value-type="float">
            <text:p>308.0</text:p>
          </table:table-cell>
          <table:table-cell office:value-type="float" office:value="6.95019133332875" calcext:value-type="float">
            <text:p>6.95019133332875</text:p>
          </table:table-cell>
          <table:table-cell office:value-type="float" office:value="281.407035175879" calcext:value-type="float">
            <text:p>281.40704</text:p>
          </table:table-cell>
          <table:table-cell office:value-type="float" office:value="1.36866820697157" calcext:value-type="float">
            <text:p>1.36867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12" calcext:value-type="float">
            <text:p>312.0</text:p>
          </table:table-cell>
          <table:table-cell table:style-name="ce7" office:value-type="float" office:value="11513.1306037988" calcext:value-type="float">
            <text:p>11513.1306037988</text:p>
          </table:table-cell>
          <table:table-cell office:value-type="float" office:value="312" calcext:value-type="float">
            <text:p>312.0</text:p>
          </table:table-cell>
          <table:table-cell office:value-type="float" office:value="6.8808803037718" calcext:value-type="float">
            <text:p>6.8808803037718</text:p>
          </table:table-cell>
          <table:table-cell office:value-type="float" office:value="284.422110552764" calcext:value-type="float">
            <text:p>284.42211</text:p>
          </table:table-cell>
          <table:table-cell office:value-type="float" office:value="1.36767484760545" calcext:value-type="float">
            <text:p>1.36767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16" calcext:value-type="float">
            <text:p>316.0</text:p>
          </table:table-cell>
          <table:table-cell table:style-name="ce7" office:value-type="float" office:value="12095.7289529533" calcext:value-type="float">
            <text:p>12095.7289529533</text:p>
          </table:table-cell>
          <table:table-cell office:value-type="float" office:value="316" calcext:value-type="float">
            <text:p>316.0</text:p>
          </table:table-cell>
          <table:table-cell office:value-type="float" office:value="6.81143615362148" calcext:value-type="float">
            <text:p>6.81143615362148</text:p>
          </table:table-cell>
          <table:table-cell office:value-type="float" office:value="287.437185929648" calcext:value-type="float">
            <text:p>287.43719</text:p>
          </table:table-cell>
          <table:table-cell office:value-type="float" office:value="1.36672354599251" calcext:value-type="float">
            <text:p>1.36672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0" calcext:value-type="float">
            <text:p>320.0</text:p>
          </table:table-cell>
          <table:table-cell table:style-name="ce7" office:value-type="float" office:value="12683.9757933236" calcext:value-type="float">
            <text:p>12683.9757933236</text:p>
          </table:table-cell>
          <table:table-cell office:value-type="float" office:value="320" calcext:value-type="float">
            <text:p>320.0</text:p>
          </table:table-cell>
          <table:table-cell office:value-type="float" office:value="7.85903801152689" calcext:value-type="float">
            <text:p>7.85903801152689</text:p>
          </table:table-cell>
          <table:table-cell office:value-type="float" office:value="290.452261306533" calcext:value-type="float">
            <text:p>290.45226</text:p>
          </table:table-cell>
          <table:table-cell office:value-type="float" office:value="1.3658083367551" calcext:value-type="float">
            <text:p>1.36581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4" calcext:value-type="float">
            <text:p>324.0</text:p>
          </table:table-cell>
          <table:table-cell table:style-name="ce7" office:value-type="float" office:value="13367.9261556279" calcext:value-type="float">
            <text:p>13367.9261556279</text:p>
          </table:table-cell>
          <table:table-cell office:value-type="float" office:value="324" calcext:value-type="float">
            <text:p>324.0</text:p>
          </table:table-cell>
          <table:table-cell office:value-type="float" office:value="10.5147279416919" calcext:value-type="float">
            <text:p>10.5147279416919</text:p>
          </table:table-cell>
          <table:table-cell office:value-type="float" office:value="293.467336683417" calcext:value-type="float">
            <text:p>293.46734</text:p>
          </table:table-cell>
          <table:table-cell office:value-type="float" office:value="1.36493060981028" calcext:value-type="float">
            <text:p>1.36493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8" calcext:value-type="float">
            <text:p>328.0</text:p>
          </table:table-cell>
          <table:table-cell table:style-name="ce7" office:value-type="float" office:value="14057.816056847" calcext:value-type="float">
            <text:p>14057.816056847</text:p>
          </table:table-cell>
          <table:table-cell office:value-type="float" office:value="328" calcext:value-type="float">
            <text:p>328.0</text:p>
          </table:table-cell>
          <table:table-cell office:value-type="float" office:value="13.0178733536665" calcext:value-type="float">
            <text:p>13.0178733536665</text:p>
          </table:table-cell>
          <table:table-cell office:value-type="float" office:value="296.482412060301" calcext:value-type="float">
            <text:p>296.48241</text:p>
          </table:table-cell>
          <table:table-cell office:value-type="float" office:value="1.36408502457077" calcext:value-type="float">
            <text:p>1.36409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32" calcext:value-type="float">
            <text:p>332.0</text:p>
          </table:table-cell>
          <table:table-cell table:style-name="ce7" office:value-type="float" office:value="14753.8454734961" calcext:value-type="float">
            <text:p>14753.8454734961</text:p>
          </table:table-cell>
          <table:table-cell office:value-type="float" office:value="332" calcext:value-type="float">
            <text:p>332.0</text:p>
          </table:table-cell>
          <table:table-cell office:value-type="float" office:value="14.6077485909434" calcext:value-type="float">
            <text:p>14.6077485909434</text:p>
          </table:table-cell>
          <table:table-cell office:value-type="float" office:value="299.497487437186" calcext:value-type="float">
            <text:p>299.49749</text:p>
          </table:table-cell>
          <table:table-cell office:value-type="float" office:value="1.36327287494567" calcext:value-type="float">
            <text:p>1.36327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36" calcext:value-type="float">
            <text:p>336.0</text:p>
          </table:table-cell>
          <table:table-cell table:style-name="ce7" office:value-type="float" office:value="15456.1538874165" calcext:value-type="float">
            <text:p>15456.1538874165</text:p>
          </table:table-cell>
          <table:table-cell office:value-type="float" office:value="336" calcext:value-type="float">
            <text:p>336.0</text:p>
          </table:table-cell>
          <table:table-cell office:value-type="float" office:value="18.7811252181089" calcext:value-type="float">
            <text:p>18.7811252181089</text:p>
          </table:table-cell>
          <table:table-cell office:value-type="float" office:value="302.51256281407" calcext:value-type="float">
            <text:p>302.51256</text:p>
          </table:table-cell>
          <table:table-cell office:value-type="float" office:value="1.36248942843936" calcext:value-type="float">
            <text:p>1.36249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0" calcext:value-type="float">
            <text:p>340.0</text:p>
          </table:table-cell>
          <table:table-cell table:style-name="ce7" office:value-type="float" office:value="16164.8504441516" calcext:value-type="float">
            <text:p>16164.8504441516</text:p>
          </table:table-cell>
          <table:table-cell office:value-type="float" office:value="340" calcext:value-type="float">
            <text:p>340.0</text:p>
          </table:table-cell>
          <table:table-cell office:value-type="float" office:value="75.462044261521" calcext:value-type="float">
            <text:p>75.462044261521</text:p>
          </table:table-cell>
          <table:table-cell office:value-type="float" office:value="305.527638190955" calcext:value-type="float">
            <text:p>305.52764</text:p>
          </table:table-cell>
          <table:table-cell office:value-type="float" office:value="1.36173611494405" calcext:value-type="float">
            <text:p>1.36174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4" calcext:value-type="float">
            <text:p>344.0</text:p>
          </table:table-cell>
          <table:table-cell table:style-name="ce7" office:value-type="float" office:value="16981.5982407722" calcext:value-type="float">
            <text:p>16981.5982407722</text:p>
          </table:table-cell>
          <table:table-cell office:value-type="float" office:value="344" calcext:value-type="float">
            <text:p>344.0</text:p>
          </table:table-cell>
          <table:table-cell office:value-type="float" office:value="654.357395324991" calcext:value-type="float">
            <text:p>654.357395324991</text:p>
          </table:table-cell>
          <table:table-cell office:value-type="float" office:value="308.542713567839" calcext:value-type="float">
            <text:p>308.54271</text:p>
          </table:table-cell>
          <table:table-cell office:value-type="float" office:value="1.36100835289412" calcext:value-type="float">
            <text:p>1.36101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8" calcext:value-type="float">
            <text:p>348.0</text:p>
          </table:table-cell>
          <table:table-cell table:style-name="ce7" office:value-type="float" office:value="17805.0433766499" calcext:value-type="float">
            <text:p>17805.0433766499</text:p>
          </table:table-cell>
          <table:table-cell office:value-type="float" office:value="348" calcext:value-type="float">
            <text:p>348.0</text:p>
          </table:table-cell>
          <table:table-cell office:value-type="float" office:value="2239.36556981668" calcext:value-type="float">
            <text:p>2239.36556981668</text:p>
          </table:table-cell>
          <table:table-cell office:value-type="float" office:value="311.557788944724" calcext:value-type="float">
            <text:p>311.55779</text:p>
          </table:table-cell>
          <table:table-cell office:value-type="float" office:value="1.36030789943546" calcext:value-type="float">
            <text:p>1.36031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52" calcext:value-type="float">
            <text:p>352.0</text:p>
          </table:table-cell>
          <table:table-cell table:style-name="ce7" office:value-type="float" office:value="18635.3932252746" calcext:value-type="float">
            <text:p>18635.3932252746</text:p>
          </table:table-cell>
          <table:table-cell office:value-type="float" office:value="352" calcext:value-type="float">
            <text:p>352.0</text:p>
          </table:table-cell>
          <table:table-cell office:value-type="float" office:value="5877.60741409532" calcext:value-type="float">
            <text:p>5877.60741409532</text:p>
          </table:table-cell>
          <table:table-cell office:value-type="float" office:value="314.572864321608" calcext:value-type="float">
            <text:p>314.57286</text:p>
          </table:table-cell>
          <table:table-cell office:value-type="float" office:value="1.35963035279354" calcext:value-type="float">
            <text:p>1.35963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56" calcext:value-type="float">
            <text:p>356.0</text:p>
          </table:table-cell>
          <table:table-cell table:style-name="ce7" office:value-type="float" office:value="19472.7985640043" calcext:value-type="float">
            <text:p>19472.7985640043</text:p>
          </table:table-cell>
          <table:table-cell office:value-type="float" office:value="356" calcext:value-type="float">
            <text:p>356.0</text:p>
          </table:table-cell>
          <table:table-cell office:value-type="float" office:value="13066.5683880035" calcext:value-type="float">
            <text:p>13066.5683880035</text:p>
          </table:table-cell>
          <table:table-cell office:value-type="float" office:value="317.587939698492" calcext:value-type="float">
            <text:p>317.58794</text:p>
          </table:table-cell>
          <table:table-cell office:value-type="float" office:value="1.35897754213334" calcext:value-type="float">
            <text:p>1.35898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0" calcext:value-type="float">
            <text:p>360.0</text:p>
          </table:table-cell>
          <table:table-cell table:style-name="ce7" office:value-type="float" office:value="20317.372184474" calcext:value-type="float">
            <text:p>20317.372184474</text:p>
          </table:table-cell>
          <table:table-cell office:value-type="float" office:value="360" calcext:value-type="float">
            <text:p>360.0</text:p>
          </table:table-cell>
          <table:table-cell office:value-type="float" office:value="21960.7209504752" calcext:value-type="float">
            <text:p>21960.7209504752</text:p>
          </table:table-cell>
          <table:table-cell office:value-type="float" office:value="320.603015075377" calcext:value-type="float">
            <text:p>320.60302</text:p>
          </table:table-cell>
          <table:table-cell office:value-type="float" office:value="1.35834539087768" calcext:value-type="float">
            <text:p>1.35835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4" calcext:value-type="float">
            <text:p>364.0</text:p>
          </table:table-cell>
          <table:table-cell table:style-name="ce7" office:value-type="float" office:value="21283.0649127534" calcext:value-type="float">
            <text:p>21283.0649127534</text:p>
          </table:table-cell>
          <table:table-cell office:value-type="float" office:value="364" calcext:value-type="float">
            <text:p>364.0</text:p>
          </table:table-cell>
          <table:table-cell office:value-type="float" office:value="27876.0282907923" calcext:value-type="float">
            <text:p>27876.0282907923</text:p>
          </table:table-cell>
          <table:table-cell office:value-type="float" office:value="323.618090452261" calcext:value-type="float">
            <text:p>323.61809</text:p>
          </table:table-cell>
          <table:table-cell office:value-type="float" office:value="1.3577356443847" calcext:value-type="float">
            <text:p>1.35774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8" calcext:value-type="float">
            <text:p>368.0</text:p>
          </table:table-cell>
          <table:table-cell table:style-name="ce7" office:value-type="float" office:value="22256.2570046811" calcext:value-type="float">
            <text:p>22256.2570046811</text:p>
          </table:table-cell>
          <table:table-cell office:value-type="float" office:value="368" calcext:value-type="float">
            <text:p>368.0</text:p>
          </table:table-cell>
          <table:table-cell office:value-type="float" office:value="31514.5493635373" calcext:value-type="float">
            <text:p>31514.5493635373</text:p>
          </table:table-cell>
          <table:table-cell office:value-type="float" office:value="326.633165829146" calcext:value-type="float">
            <text:p>326.63317</text:p>
          </table:table-cell>
          <table:table-cell office:value-type="float" office:value="1.35714465010973" calcext:value-type="float">
            <text:p>1.35714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72" calcext:value-type="float">
            <text:p>372.0</text:p>
          </table:table-cell>
          <table:table-cell table:style-name="ce7" office:value-type="float" office:value="23237.1631788928" calcext:value-type="float">
            <text:p>23237.1631788928</text:p>
          </table:table-cell>
          <table:table-cell office:value-type="float" office:value="372" calcext:value-type="float">
            <text:p>372.0</text:p>
          </table:table-cell>
          <table:table-cell office:value-type="float" office:value="43628.4078220178" calcext:value-type="float">
            <text:p>43628.4078220178</text:p>
          </table:table-cell>
          <table:table-cell office:value-type="float" office:value="329.64824120603" calcext:value-type="float">
            <text:p>329.64824</text:p>
          </table:table-cell>
          <table:table-cell office:value-type="float" office:value="1.35657399624516" calcext:value-type="float">
            <text:p>1.35657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76" calcext:value-type="float">
            <text:p>376.0</text:p>
          </table:table-cell>
          <table:table-cell table:style-name="ce7" office:value-type="float" office:value="24225.9454530547" calcext:value-type="float">
            <text:p>24225.9454530547</text:p>
          </table:table-cell>
          <table:table-cell office:value-type="float" office:value="376" calcext:value-type="float">
            <text:p>376.0</text:p>
          </table:table-cell>
          <table:table-cell office:value-type="float" office:value="64837.8646267015" calcext:value-type="float">
            <text:p>64837.8646267015</text:p>
          </table:table-cell>
          <table:table-cell office:value-type="float" office:value="332.663316582915" calcext:value-type="float">
            <text:p>332.66332</text:p>
          </table:table-cell>
          <table:table-cell office:value-type="float" office:value="1.35602038996414" calcext:value-type="float">
            <text:p>1.35602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0" calcext:value-type="float">
            <text:p>380.0</text:p>
          </table:table-cell>
          <table:table-cell table:style-name="ce7" office:value-type="float" office:value="25222.7276210841" calcext:value-type="float">
            <text:p>25222.7276210841</text:p>
          </table:table-cell>
          <table:table-cell office:value-type="float" office:value="380" calcext:value-type="float">
            <text:p>380.0</text:p>
          </table:table-cell>
          <table:table-cell office:value-type="float" office:value="85799.9891213379" calcext:value-type="float">
            <text:p>85799.9891213379</text:p>
          </table:table-cell>
          <table:table-cell office:value-type="float" office:value="335.678391959799" calcext:value-type="float">
            <text:p>335.67839</text:p>
          </table:table-cell>
          <table:table-cell office:value-type="float" office:value="1.35548540101853" calcext:value-type="float">
            <text:p>1.35549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4" calcext:value-type="float">
            <text:p>384.0</text:p>
          </table:table-cell>
          <table:table-cell table:style-name="ce7" office:value-type="float" office:value="26354.4520565317" calcext:value-type="float">
            <text:p>26354.4520565317</text:p>
          </table:table-cell>
          <table:table-cell office:value-type="float" office:value="384" calcext:value-type="float">
            <text:p>384.0</text:p>
          </table:table-cell>
          <table:table-cell office:value-type="float" office:value="99694.5274409526" calcext:value-type="float">
            <text:p>99694.5274409526</text:p>
          </table:table-cell>
          <table:table-cell office:value-type="float" office:value="338.693467336683" calcext:value-type="float">
            <text:p>338.69347</text:p>
          </table:table-cell>
          <table:table-cell office:value-type="float" office:value="1.3549658232029" calcext:value-type="float">
            <text:p>1.35497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8" calcext:value-type="float">
            <text:p>388.0</text:p>
          </table:table-cell>
          <table:table-cell table:style-name="ce7" office:value-type="float" office:value="27494.5257204732" calcext:value-type="float">
            <text:p>27494.5257204732</text:p>
          </table:table-cell>
          <table:table-cell office:value-type="float" office:value="388" calcext:value-type="float">
            <text:p>388.0</text:p>
          </table:table-cell>
          <table:table-cell office:value-type="float" office:value="107265.118428305" calcext:value-type="float">
            <text:p>107265.118428305</text:p>
          </table:table-cell>
          <table:table-cell office:value-type="float" office:value="341.708542713568" calcext:value-type="float">
            <text:p>341.70854</text:p>
          </table:table-cell>
          <table:table-cell office:value-type="float" office:value="1.35446336712672" calcext:value-type="float">
            <text:p>1.35446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92" calcext:value-type="float">
            <text:p>392.0</text:p>
          </table:table-cell>
          <table:table-cell table:style-name="ce7" office:value-type="float" office:value="28643.1632517084" calcext:value-type="float">
            <text:p>28643.1632517084</text:p>
          </table:table-cell>
          <table:table-cell office:value-type="float" office:value="392" calcext:value-type="float">
            <text:p>392.0</text:p>
          </table:table-cell>
          <table:table-cell office:value-type="float" office:value="116419.243178546" calcext:value-type="float">
            <text:p>116419.243178546</text:p>
          </table:table-cell>
          <table:table-cell office:value-type="float" office:value="344.723618090452" calcext:value-type="float">
            <text:p>344.72362</text:p>
          </table:table-cell>
          <table:table-cell office:value-type="float" office:value="1.35397500588614" calcext:value-type="float">
            <text:p>1.35398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96" calcext:value-type="float">
            <text:p>396.0</text:p>
          </table:table-cell>
          <table:table-cell table:style-name="ce7" office:value-type="float" office:value="29800.5489570262" calcext:value-type="float">
            <text:p>29800.5489570262</text:p>
          </table:table-cell>
          <table:table-cell office:value-type="float" office:value="396" calcext:value-type="float">
            <text:p>396.0</text:p>
          </table:table-cell>
          <table:table-cell office:value-type="float" office:value="121852.835373277" calcext:value-type="float">
            <text:p>121852.835373277</text:p>
          </table:table-cell>
          <table:table-cell office:value-type="float" office:value="347.738693467337" calcext:value-type="float">
            <text:p>347.73869</text:p>
          </table:table-cell>
          <table:table-cell office:value-type="float" office:value="1.3535023833333" calcext:value-type="float">
            <text:p>1.3535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400" calcext:value-type="float">
            <text:p>400.0</text:p>
          </table:table-cell>
          <table:table-cell table:style-name="ce7" office:value-type="float" office:value="30966.8028449277" calcext:value-type="float">
            <text:p>30966.8028449277</text:p>
          </table:table-cell>
          <table:table-cell office:value-type="float" office:value="400" calcext:value-type="float">
            <text:p>400.0</text:p>
          </table:table-cell>
          <table:table-cell office:value-type="float" office:value="145312.82965861" calcext:value-type="float">
            <text:p>145312.82965861</text:p>
          </table:table-cell>
          <table:table-cell office:value-type="float" office:value="350.753768844221" calcext:value-type="float">
            <text:p>350.75377</text:p>
          </table:table-cell>
          <table:table-cell office:value-type="float" office:value="1.35304253621135" calcext:value-type="float">
            <text:p>1.35304</text:p>
          </table:table-cell>
          <table:table-cell office:value-type="float" office:value="301" calcext:value-type="float">
            <text:p>301.0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301" calcext:value-type="float">
            <text:p>301.0</text:p>
          </table:table-cell>
          <table:table-cell office:value-type="float" office:value="0.000023325" calcext:value-type="float">
            <text:p>2.3325E-05</text:p>
          </table:table-cell>
          <table:table-cell table:style-name="ce13"/>
          <table:table-cell/>
        </table:table-row>
        <table:table-row table:style-name="ro1">
          <table:table-cell office:value-type="float" office:value="404" calcext:value-type="float">
            <text:p>404.0</text:p>
          </table:table-cell>
          <table:table-cell table:style-name="ce7" office:value-type="float" office:value="32282.6173208339" calcext:value-type="float">
            <text:p>32282.6173208339</text:p>
          </table:table-cell>
          <table:table-cell office:value-type="float" office:value="404" calcext:value-type="float">
            <text:p>404.0</text:p>
          </table:table-cell>
          <table:table-cell office:value-type="float" office:value="175673.688853941" calcext:value-type="float">
            <text:p>175673.688853941</text:p>
          </table:table-cell>
          <table:table-cell office:value-type="float" office:value="353.768844221105" calcext:value-type="float">
            <text:p>353.76884</text:p>
          </table:table-cell>
          <table:table-cell office:value-type="float" office:value="1.35259710083333" calcext:value-type="float">
            <text:p>1.35260</text:p>
          </table:table-cell>
          <table:table-cell office:value-type="float" office:value="303" calcext:value-type="float">
            <text:p>303.0</text:p>
          </table:table-cell>
          <table:table-cell office:value-type="float" office:value="0.000025735" calcext:value-type="float">
            <text:p>2.5735E-05</text:p>
          </table:table-cell>
          <table:table-cell office:value-type="float" office:value="303" calcext:value-type="float">
            <text:p>303.0</text:p>
          </table:table-cell>
          <table:table-cell office:value-type="float" office:value="0.000025735" calcext:value-type="float">
            <text:p>2.5735E-05</text:p>
          </table:table-cell>
          <table:table-cell table:style-name="ce13"/>
          <table:table-cell/>
        </table:table-row>
        <table:table-row table:style-name="ro1">
          <table:table-cell office:value-type="float" office:value="408" calcext:value-type="float">
            <text:p>408.0</text:p>
          </table:table-cell>
          <table:table-cell table:style-name="ce7" office:value-type="float" office:value="33607.6712292068" calcext:value-type="float">
            <text:p>33607.6712292068</text:p>
          </table:table-cell>
          <table:table-cell office:value-type="float" office:value="408" calcext:value-type="float">
            <text:p>408.0</text:p>
          </table:table-cell>
          <table:table-cell office:value-type="float" office:value="193572.220529872" calcext:value-type="float">
            <text:p>193572.220529872</text:p>
          </table:table-cell>
          <table:table-cell office:value-type="float" office:value="356.78391959799" calcext:value-type="float">
            <text:p>356.78392</text:p>
          </table:table-cell>
          <table:table-cell office:value-type="float" office:value="1.35216340983654" calcext:value-type="float">
            <text:p>1.35216</text:p>
          </table:table-cell>
          <table:table-cell office:value-type="float" office:value="305" calcext:value-type="float">
            <text:p>305.0</text:p>
          </table:table-cell>
          <table:table-cell office:value-type="float" office:value="0.00002774" calcext:value-type="float">
            <text:p>2.7740E-05</text:p>
          </table:table-cell>
          <table:table-cell office:value-type="float" office:value="305" calcext:value-type="float">
            <text:p>305.0</text:p>
          </table:table-cell>
          <table:table-cell office:value-type="float" office:value="0.00002774" calcext:value-type="float">
            <text:p>2.7740E-05</text:p>
          </table:table-cell>
          <table:table-cell table:style-name="ce13"/>
          <table:table-cell/>
        </table:table-row>
        <table:table-row table:style-name="ro1">
          <table:table-cell office:value-type="float" office:value="412" calcext:value-type="float">
            <text:p>412.0</text:p>
          </table:table-cell>
          <table:table-cell table:style-name="ce7" office:value-type="float" office:value="34942.1940090089" calcext:value-type="float">
            <text:p>34942.1940090089</text:p>
          </table:table-cell>
          <table:table-cell office:value-type="float" office:value="412" calcext:value-type="float">
            <text:p>412.0</text:p>
          </table:table-cell>
          <table:table-cell office:value-type="float" office:value="209940.341045465" calcext:value-type="float">
            <text:p>209940.341045465</text:p>
          </table:table-cell>
          <table:table-cell office:value-type="float" office:value="359.798994974874" calcext:value-type="float">
            <text:p>359.79899</text:p>
          </table:table-cell>
          <table:table-cell office:value-type="float" office:value="1.35174310427456" calcext:value-type="float">
            <text:p>1.35174</text:p>
          </table:table-cell>
          <table:table-cell office:value-type="float" office:value="307" calcext:value-type="float">
            <text:p>307.0</text:p>
          </table:table-cell>
          <table:table-cell office:value-type="float" office:value="0.00004345" calcext:value-type="float">
            <text:p>4.3450E-05</text:p>
          </table:table-cell>
          <table:table-cell office:value-type="float" office:value="307" calcext:value-type="float">
            <text:p>307.0</text:p>
          </table:table-cell>
          <table:table-cell office:value-type="float" office:value="0.00004345" calcext:value-type="float">
            <text:p>4.3450E-05</text:p>
          </table:table-cell>
          <table:table-cell table:style-name="ce13"/>
          <table:table-cell/>
        </table:table-row>
        <table:table-row table:style-name="ro1">
          <table:table-cell office:value-type="float" office:value="416" calcext:value-type="float">
            <text:p>416.0</text:p>
          </table:table-cell>
          <table:table-cell table:style-name="ce7" office:value-type="float" office:value="36286.3738060963" calcext:value-type="float">
            <text:p>36286.3738060963</text:p>
          </table:table-cell>
          <table:table-cell office:value-type="float" office:value="416" calcext:value-type="float">
            <text:p>416.0</text:p>
          </table:table-cell>
          <table:table-cell office:value-type="float" office:value="218138.709069431" calcext:value-type="float">
            <text:p>218138.709069431</text:p>
          </table:table-cell>
          <table:table-cell office:value-type="float" office:value="362.814070351759" calcext:value-type="float">
            <text:p>362.81407</text:p>
          </table:table-cell>
          <table:table-cell office:value-type="float" office:value="1.35133359294107" calcext:value-type="float">
            <text:p>1.35133</text:p>
          </table:table-cell>
          <table:table-cell office:value-type="float" office:value="309" calcext:value-type="float">
            <text:p>309.0</text:p>
          </table:table-cell>
          <table:table-cell office:value-type="float" office:value="0.00006395" calcext:value-type="float">
            <text:p>6.3950E-05</text:p>
          </table:table-cell>
          <table:table-cell office:value-type="float" office:value="309" calcext:value-type="float">
            <text:p>309.0</text:p>
          </table:table-cell>
          <table:table-cell office:value-type="float" office:value="0.00006395" calcext:value-type="float">
            <text:p>6.3950E-05</text:p>
          </table:table-cell>
          <table:table-cell table:style-name="ce13"/>
          <table:table-cell/>
        </table:table-row>
        <table:table-row table:style-name="ro1">
          <table:table-cell office:value-type="float" office:value="420" calcext:value-type="float">
            <text:p>420.0</text:p>
          </table:table-cell>
          <table:table-cell table:style-name="ce7" office:value-type="float" office:value="37640.3453725653" calcext:value-type="float">
            <text:p>37640.3453725653</text:p>
          </table:table-cell>
          <table:table-cell office:value-type="float" office:value="420" calcext:value-type="float">
            <text:p>420.0</text:p>
          </table:table-cell>
          <table:table-cell office:value-type="float" office:value="211933.760416961" calcext:value-type="float">
            <text:p>211933.760416961</text:p>
          </table:table-cell>
          <table:table-cell office:value-type="float" office:value="365.829145728643" calcext:value-type="float">
            <text:p>365.82915</text:p>
          </table:table-cell>
          <table:table-cell office:value-type="float" office:value="1.35093639439199" calcext:value-type="float">
            <text:p>1.35094</text:p>
          </table:table-cell>
          <table:table-cell office:value-type="float" office:value="311" calcext:value-type="float">
            <text:p>311.0</text:p>
          </table:table-cell>
          <table:table-cell office:value-type="float" office:value="0.0000386" calcext:value-type="float">
            <text:p>3.8600E-05</text:p>
          </table:table-cell>
          <table:table-cell office:value-type="float" office:value="311" calcext:value-type="float">
            <text:p>311.0</text:p>
          </table:table-cell>
          <table:table-cell office:value-type="float" office:value="0.0000386" calcext:value-type="float">
            <text:p>3.8600E-0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.0</text:p>
          </table:table-cell>
          <table:table-cell table:style-name="ce7" office:value-type="float" office:value="39159.2023094492" calcext:value-type="float">
            <text:p>39159.2023094492</text:p>
          </table:table-cell>
          <table:table-cell office:value-type="float" office:value="424" calcext:value-type="float">
            <text:p>424.0</text:p>
          </table:table-cell>
          <table:table-cell office:value-type="float" office:value="202917.690014147" calcext:value-type="float">
            <text:p>202917.690014147</text:p>
          </table:table-cell>
          <table:table-cell office:value-type="float" office:value="368.844221105528" calcext:value-type="float">
            <text:p>368.84422</text:p>
          </table:table-cell>
          <table:table-cell office:value-type="float" office:value="1.35054901819339" calcext:value-type="float">
            <text:p>1.35055</text:p>
          </table:table-cell>
          <table:table-cell office:value-type="float" office:value="313" calcext:value-type="float">
            <text:p>313.0</text:p>
          </table:table-cell>
          <table:table-cell office:value-type="float" office:value="0.00002735" calcext:value-type="float">
            <text:p>2.7350E-05</text:p>
          </table:table-cell>
          <table:table-cell office:value-type="float" office:value="313" calcext:value-type="float">
            <text:p>313.0</text:p>
          </table:table-cell>
          <table:table-cell office:value-type="float" office:value="0.00002735" calcext:value-type="float">
            <text:p>2.7350E-0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.0</text:p>
          </table:table-cell>
          <table:table-cell table:style-name="ce7" office:value-type="float" office:value="40688.2367766939" calcext:value-type="float">
            <text:p>40688.2367766939</text:p>
          </table:table-cell>
          <table:table-cell office:value-type="float" office:value="428" calcext:value-type="float">
            <text:p>428.0</text:p>
          </table:table-cell>
          <table:table-cell office:value-type="float" office:value="200562.250957564" calcext:value-type="float">
            <text:p>200562.250957564</text:p>
          </table:table-cell>
          <table:table-cell office:value-type="float" office:value="371.859296482412" calcext:value-type="float">
            <text:p>371.85930</text:p>
          </table:table-cell>
          <table:table-cell office:value-type="float" office:value="1.35017318601264" calcext:value-type="float">
            <text:p>1.35017</text:p>
          </table:table-cell>
          <table:table-cell office:value-type="float" office:value="315" calcext:value-type="float">
            <text:p>315.0</text:p>
          </table:table-cell>
          <table:table-cell office:value-type="float" office:value="0.0000253" calcext:value-type="float">
            <text:p>2.5300E-05</text:p>
          </table:table-cell>
          <table:table-cell office:value-type="float" office:value="315" calcext:value-type="float">
            <text:p>315.0</text:p>
          </table:table-cell>
          <table:table-cell office:value-type="float" office:value="0.0000253" calcext:value-type="float">
            <text:p>2.5300E-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.0</text:p>
          </table:table-cell>
          <table:table-cell table:style-name="ce7" office:value-type="float" office:value="42227.6930100197" calcext:value-type="float">
            <text:p>42227.6930100197</text:p>
          </table:table-cell>
          <table:table-cell office:value-type="float" office:value="432" calcext:value-type="float">
            <text:p>432.0</text:p>
          </table:table-cell>
          <table:table-cell office:value-type="float" office:value="193740.011605433" calcext:value-type="float">
            <text:p>193740.011605433</text:p>
          </table:table-cell>
          <table:table-cell office:value-type="float" office:value="374.874371859296" calcext:value-type="float">
            <text:p>374.87437</text:p>
          </table:table-cell>
          <table:table-cell office:value-type="float" office:value="1.34980630809904" calcext:value-type="float">
            <text:p>1.34981</text:p>
          </table:table-cell>
          <table:table-cell office:value-type="float" office:value="317" calcext:value-type="float">
            <text:p>317.0</text:p>
          </table:table-cell>
          <table:table-cell office:value-type="float" office:value="0.0000298" calcext:value-type="float">
            <text:p>2.9800E-05</text:p>
          </table:table-cell>
          <table:table-cell office:value-type="float" office:value="317" calcext:value-type="float">
            <text:p>317.0</text:p>
          </table:table-cell>
          <table:table-cell office:value-type="float" office:value="0.0000298" calcext:value-type="float">
            <text:p>2.9800E-0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.0</text:p>
          </table:table-cell>
          <table:table-cell table:style-name="ce7" office:value-type="float" office:value="43777.7555862035" calcext:value-type="float">
            <text:p>43777.7555862035</text:p>
          </table:table-cell>
          <table:table-cell office:value-type="float" office:value="436" calcext:value-type="float">
            <text:p>436.0</text:p>
          </table:table-cell>
          <table:table-cell office:value-type="float" office:value="176440.82520659" calcext:value-type="float">
            <text:p>176440.82520659</text:p>
          </table:table-cell>
          <table:table-cell office:value-type="float" office:value="377.889447236181" calcext:value-type="float">
            <text:p>377.88945</text:p>
          </table:table-cell>
          <table:table-cell office:value-type="float" office:value="1.34945016673631" calcext:value-type="float">
            <text:p>1.34945</text:p>
          </table:table-cell>
          <table:table-cell office:value-type="float" office:value="319" calcext:value-type="float">
            <text:p>319.0</text:p>
          </table:table-cell>
          <table:table-cell office:value-type="float" office:value="0.00003375" calcext:value-type="float">
            <text:p>3.3750E-05</text:p>
          </table:table-cell>
          <table:table-cell office:value-type="float" office:value="319" calcext:value-type="float">
            <text:p>319.0</text:p>
          </table:table-cell>
          <table:table-cell office:value-type="float" office:value="0.00003375" calcext:value-type="float">
            <text:p>3.3750E-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.0</text:p>
          </table:table-cell>
          <table:table-cell table:style-name="ce7" office:value-type="float" office:value="45338.5777078364" calcext:value-type="float">
            <text:p>45338.5777078364</text:p>
          </table:table-cell>
          <table:table-cell office:value-type="float" office:value="440" calcext:value-type="float">
            <text:p>440.0</text:p>
          </table:table-cell>
          <table:table-cell office:value-type="float" office:value="154187.875142152" calcext:value-type="float">
            <text:p>154187.875142152</text:p>
          </table:table-cell>
          <table:table-cell office:value-type="float" office:value="380.904522613065" calcext:value-type="float">
            <text:p>380.90452</text:p>
          </table:table-cell>
          <table:table-cell office:value-type="float" office:value="1.34910242910057" calcext:value-type="float">
            <text:p>1.34910</text:p>
          </table:table-cell>
          <table:table-cell office:value-type="float" office:value="321" calcext:value-type="float">
            <text:p>321.0</text:p>
          </table:table-cell>
          <table:table-cell office:value-type="float" office:value="0.0000322" calcext:value-type="float">
            <text:p>3.2200E-05</text:p>
          </table:table-cell>
          <table:table-cell office:value-type="float" office:value="321" calcext:value-type="float">
            <text:p>321.0</text:p>
          </table:table-cell>
          <table:table-cell office:value-type="float" office:value="0.0000322" calcext:value-type="float">
            <text:p>3.2200E-0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.0</text:p>
          </table:table-cell>
          <table:table-cell table:style-name="ce7" office:value-type="float" office:value="47080.3311906438" calcext:value-type="float">
            <text:p>47080.3311906438</text:p>
          </table:table-cell>
          <table:table-cell office:value-type="float" office:value="444" calcext:value-type="float">
            <text:p>444.0</text:p>
          </table:table-cell>
          <table:table-cell office:value-type="float" office:value="135484.960671857" calcext:value-type="float">
            <text:p>135484.960671857</text:p>
          </table:table-cell>
          <table:table-cell office:value-type="float" office:value="383.91959798995" calcext:value-type="float">
            <text:p>383.91960</text:p>
          </table:table-cell>
          <table:table-cell office:value-type="float" office:value="1.34876446632354" calcext:value-type="float">
            <text:p>1.34876</text:p>
          </table:table-cell>
          <table:table-cell office:value-type="float" office:value="323" calcext:value-type="float">
            <text:p>323.0</text:p>
          </table:table-cell>
          <table:table-cell office:value-type="float" office:value="0.00003295" calcext:value-type="float">
            <text:p>3.2950E-05</text:p>
          </table:table-cell>
          <table:table-cell office:value-type="float" office:value="323" calcext:value-type="float">
            <text:p>323.0</text:p>
          </table:table-cell>
          <table:table-cell office:value-type="float" office:value="0.00003295" calcext:value-type="float">
            <text:p>3.2950E-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.0</text:p>
          </table:table-cell>
          <table:table-cell table:style-name="ce7" office:value-type="float" office:value="48833.2482382543" calcext:value-type="float">
            <text:p>48833.2482382543</text:p>
          </table:table-cell>
          <table:table-cell office:value-type="float" office:value="448" calcext:value-type="float">
            <text:p>448.0</text:p>
          </table:table-cell>
          <table:table-cell office:value-type="float" office:value="117115.261120271" calcext:value-type="float">
            <text:p>117115.261120271</text:p>
          </table:table-cell>
          <table:table-cell office:value-type="float" office:value="386.934673366834" calcext:value-type="float">
            <text:p>386.93467</text:p>
          </table:table-cell>
          <table:table-cell office:value-type="float" office:value="1.34843426624977" calcext:value-type="float">
            <text:p>1.34843</text:p>
          </table:table-cell>
          <table:table-cell office:value-type="float" office:value="325" calcext:value-type="float">
            <text:p>325.0</text:p>
          </table:table-cell>
          <table:table-cell office:value-type="float" office:value="0.000041" calcext:value-type="float">
            <text:p>4.1000E-05</text:p>
          </table:table-cell>
          <table:table-cell office:value-type="float" office:value="325" calcext:value-type="float">
            <text:p>325.0</text:p>
          </table:table-cell>
          <table:table-cell office:value-type="float" office:value="0.000041" calcext:value-type="float">
            <text:p>4.1000E-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.0</text:p>
          </table:table-cell>
          <table:table-cell table:style-name="ce7" office:value-type="float" office:value="50597.573029034" calcext:value-type="float">
            <text:p>50597.573029034</text:p>
          </table:table-cell>
          <table:table-cell office:value-type="float" office:value="452" calcext:value-type="float">
            <text:p>452.0</text:p>
          </table:table-cell>
          <table:table-cell office:value-type="float" office:value="103407.660576766" calcext:value-type="float">
            <text:p>103407.660576766</text:p>
          </table:table-cell>
          <table:table-cell office:value-type="float" office:value="389.949748743719" calcext:value-type="float">
            <text:p>389.94975</text:p>
          </table:table-cell>
          <table:table-cell office:value-type="float" office:value="1.34811325742879" calcext:value-type="float">
            <text:p>1.34811</text:p>
          </table:table-cell>
          <table:table-cell office:value-type="float" office:value="327" calcext:value-type="float">
            <text:p>327.0</text:p>
          </table:table-cell>
          <table:table-cell office:value-type="float" office:value="0.00003865" calcext:value-type="float">
            <text:p>3.8650E-05</text:p>
          </table:table-cell>
          <table:table-cell office:value-type="float" office:value="327" calcext:value-type="float">
            <text:p>327.0</text:p>
          </table:table-cell>
          <table:table-cell office:value-type="float" office:value="0.00003865" calcext:value-type="float">
            <text:p>3.8650E-0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.0</text:p>
          </table:table-cell>
          <table:table-cell table:style-name="ce7" office:value-type="float" office:value="52373.51238048" calcext:value-type="float">
            <text:p>52373.51238048</text:p>
          </table:table-cell>
          <table:table-cell office:value-type="float" office:value="456" calcext:value-type="float">
            <text:p>456.0</text:p>
          </table:table-cell>
          <table:table-cell office:value-type="float" office:value="103484.364473342" calcext:value-type="float">
            <text:p>103484.364473342</text:p>
          </table:table-cell>
          <table:table-cell office:value-type="float" office:value="392.964824120603" calcext:value-type="float">
            <text:p>392.96482</text:p>
          </table:table-cell>
          <table:table-cell office:value-type="float" office:value="1.34779945011133" calcext:value-type="float">
            <text:p>1.34780</text:p>
          </table:table-cell>
          <table:table-cell office:value-type="float" office:value="329" calcext:value-type="float">
            <text:p>329.0</text:p>
          </table:table-cell>
          <table:table-cell office:value-type="float" office:value="0.0000652" calcext:value-type="float">
            <text:p>6.5200E-05</text:p>
          </table:table-cell>
          <table:table-cell office:value-type="float" office:value="329" calcext:value-type="float">
            <text:p>329.0</text:p>
          </table:table-cell>
          <table:table-cell office:value-type="float" office:value="0.0000652" calcext:value-type="float">
            <text:p>6.5200E-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.0</text:p>
          </table:table-cell>
          <table:table-cell table:style-name="ce7" office:value-type="float" office:value="54161.2157379197" calcext:value-type="float">
            <text:p>54161.2157379197</text:p>
          </table:table-cell>
          <table:table-cell office:value-type="float" office:value="460" calcext:value-type="float">
            <text:p>460.0</text:p>
          </table:table-cell>
          <table:table-cell office:value-type="float" office:value="101216.518588907" calcext:value-type="float">
            <text:p>101216.518588907</text:p>
          </table:table-cell>
          <table:table-cell office:value-type="float" office:value="395.979899497487" calcext:value-type="float">
            <text:p>395.97990</text:p>
          </table:table-cell>
          <table:table-cell office:value-type="float" office:value="1.34749417351962" calcext:value-type="float">
            <text:p>1.34749</text:p>
          </table:table-cell>
          <table:table-cell office:value-type="float" office:value="331" calcext:value-type="float">
            <text:p>331.0</text:p>
          </table:table-cell>
          <table:table-cell office:value-type="float" office:value="0.0000765" calcext:value-type="float">
            <text:p>7.6500E-05</text:p>
          </table:table-cell>
          <table:table-cell office:value-type="float" office:value="331" calcext:value-type="float">
            <text:p>331.0</text:p>
          </table:table-cell>
          <table:table-cell office:value-type="float" office:value="0.0000765" calcext:value-type="float">
            <text:p>7.6500E-0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.0</text:p>
          </table:table-cell>
          <table:table-cell table:style-name="ce7" office:value-type="float" office:value="56146.6952088423" calcext:value-type="float">
            <text:p>56146.6952088423</text:p>
          </table:table-cell>
          <table:table-cell office:value-type="float" office:value="464" calcext:value-type="float">
            <text:p>464.0</text:p>
          </table:table-cell>
          <table:table-cell office:value-type="float" office:value="98606.7421635491" calcext:value-type="float">
            <text:p>98606.7421635491</text:p>
          </table:table-cell>
          <table:table-cell office:value-type="float" office:value="398.994974874372" calcext:value-type="float">
            <text:p>398.99497</text:p>
          </table:table-cell>
          <table:table-cell office:value-type="float" office:value="1.3471955857584" calcext:value-type="float">
            <text:p>1.34720</text:p>
          </table:table-cell>
          <table:table-cell office:value-type="float" office:value="333" calcext:value-type="float">
            <text:p>333.0</text:p>
          </table:table-cell>
          <table:table-cell office:value-type="float" office:value="0.000134" calcext:value-type="float">
            <text:p>1.3400E-04</text:p>
          </table:table-cell>
          <table:table-cell office:value-type="float" office:value="333" calcext:value-type="float">
            <text:p>333.0</text:p>
          </table:table-cell>
          <table:table-cell office:value-type="float" office:value="0.000134" calcext:value-type="float">
            <text:p>1.3400E-0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.0</text:p>
          </table:table-cell>
          <table:table-cell table:style-name="ce7" office:value-type="float" office:value="58144.3572997875" calcext:value-type="float">
            <text:p>58144.3572997875</text:p>
          </table:table-cell>
          <table:table-cell office:value-type="float" office:value="468" calcext:value-type="float">
            <text:p>468.0</text:p>
          </table:table-cell>
          <table:table-cell office:value-type="float" office:value="96183.3669223369" calcext:value-type="float">
            <text:p>96183.3669223369</text:p>
          </table:table-cell>
          <table:table-cell office:value-type="float" office:value="402.010050251256" calcext:value-type="float">
            <text:p>402.01005</text:p>
          </table:table-cell>
          <table:table-cell office:value-type="float" office:value="1.34690491785591" calcext:value-type="float">
            <text:p>1.34690</text:p>
          </table:table-cell>
          <table:table-cell office:value-type="float" office:value="335" calcext:value-type="float">
            <text:p>335.0</text:p>
          </table:table-cell>
          <table:table-cell office:value-type="float" office:value="0.0022" calcext:value-type="float">
            <text:p>2.2000E-03</text:p>
          </table:table-cell>
          <table:table-cell office:value-type="float" office:value="335" calcext:value-type="float">
            <text:p>335.0</text:p>
          </table:table-cell>
          <table:table-cell office:value-type="float" office:value="0.0022" calcext:value-type="float">
            <text:p>2.2000E-0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.0</text:p>
          </table:table-cell>
          <table:table-cell table:style-name="ce7" office:value-type="float" office:value="60154.4720054629" calcext:value-type="float">
            <text:p>60154.4720054629</text:p>
          </table:table-cell>
          <table:table-cell office:value-type="float" office:value="472" calcext:value-type="float">
            <text:p>472.0</text:p>
          </table:table-cell>
          <table:table-cell office:value-type="float" office:value="91773.3514963193" calcext:value-type="float">
            <text:p>91773.3514963193</text:p>
          </table:table-cell>
          <table:table-cell office:value-type="float" office:value="405.025125628141" calcext:value-type="float">
            <text:p>405.02513</text:p>
          </table:table-cell>
          <table:table-cell office:value-type="float" office:value="1.34662036750272" calcext:value-type="float">
            <text:p>1.34662</text:p>
          </table:table-cell>
          <table:table-cell office:value-type="float" office:value="337" calcext:value-type="float">
            <text:p>337.0</text:p>
          </table:table-cell>
          <table:table-cell office:value-type="float" office:value="0.00484" calcext:value-type="float">
            <text:p>4.8400E-03</text:p>
          </table:table-cell>
          <table:table-cell office:value-type="float" office:value="337" calcext:value-type="float">
            <text:p>337.0</text:p>
          </table:table-cell>
          <table:table-cell office:value-type="float" office:value="0.00484" calcext:value-type="float">
            <text:p>4.8400E-0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.0</text:p>
          </table:table-cell>
          <table:table-cell table:style-name="ce7" office:value-type="float" office:value="62177.2425422627" calcext:value-type="float">
            <text:p>62177.2425422627</text:p>
          </table:table-cell>
          <table:table-cell office:value-type="float" office:value="476" calcext:value-type="float">
            <text:p>476.0</text:p>
          </table:table-cell>
          <table:table-cell office:value-type="float" office:value="85057.7715140951" calcext:value-type="float">
            <text:p>85057.7715140951</text:p>
          </table:table-cell>
          <table:table-cell office:value-type="float" office:value="408.040201005025" calcext:value-type="float">
            <text:p>408.04020</text:p>
          </table:table-cell>
          <table:table-cell office:value-type="float" office:value="1.34634338768421" calcext:value-type="float">
            <text:p>1.34634</text:p>
          </table:table-cell>
          <table:table-cell office:value-type="float" office:value="339" calcext:value-type="float">
            <text:p>339.0</text:p>
          </table:table-cell>
          <table:table-cell office:value-type="float" office:value="0.0088" calcext:value-type="float">
            <text:p>8.8000E-03</text:p>
          </table:table-cell>
          <table:table-cell office:value-type="float" office:value="339" calcext:value-type="float">
            <text:p>339.0</text:p>
          </table:table-cell>
          <table:table-cell office:value-type="float" office:value="0.0088" calcext:value-type="float">
            <text:p>8.8000E-0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.0</text:p>
          </table:table-cell>
          <table:table-cell table:style-name="ce7" office:value-type="float" office:value="64212.8404550728" calcext:value-type="float">
            <text:p>64212.8404550728</text:p>
          </table:table-cell>
          <table:table-cell office:value-type="float" office:value="480" calcext:value-type="float">
            <text:p>480.0</text:p>
          </table:table-cell>
          <table:table-cell office:value-type="float" office:value="78275.3313396867" calcext:value-type="float">
            <text:p>78275.3313396867</text:p>
          </table:table-cell>
          <table:table-cell office:value-type="float" office:value="411.05527638191" calcext:value-type="float">
            <text:p>411.05528</text:p>
          </table:table-cell>
          <table:table-cell office:value-type="float" office:value="1.34607214397843" calcext:value-type="float">
            <text:p>1.34607</text:p>
          </table:table-cell>
          <table:table-cell office:value-type="float" office:value="341" calcext:value-type="float">
            <text:p>341.0</text:p>
          </table:table-cell>
          <table:table-cell office:value-type="float" office:value="0.011" calcext:value-type="float">
            <text:p>1.1000E-02</text:p>
          </table:table-cell>
          <table:table-cell office:value-type="float" office:value="341" calcext:value-type="float">
            <text:p>341.0</text:p>
          </table:table-cell>
          <table:table-cell office:value-type="float" office:value="0.011" calcext:value-type="float">
            <text:p>1.1000E-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.0</text:p>
          </table:table-cell>
          <table:table-cell table:style-name="ce7" office:value-type="float" office:value="66463.8136756079" calcext:value-type="float">
            <text:p>66463.8136756079</text:p>
          </table:table-cell>
          <table:table-cell office:value-type="float" office:value="484" calcext:value-type="float">
            <text:p>484.0</text:p>
          </table:table-cell>
          <table:table-cell office:value-type="float" office:value="74508.6685890019" calcext:value-type="float">
            <text:p>74508.6685890019</text:p>
          </table:table-cell>
          <table:table-cell office:value-type="float" office:value="414.070351758794" calcext:value-type="float">
            <text:p>414.07035</text:p>
          </table:table-cell>
          <table:table-cell office:value-type="float" office:value="1.34580783997078" calcext:value-type="float">
            <text:p>1.34581</text:p>
          </table:table-cell>
          <table:table-cell office:value-type="float" office:value="343" calcext:value-type="float">
            <text:p>343.0</text:p>
          </table:table-cell>
          <table:table-cell office:value-type="float" office:value="0.01276" calcext:value-type="float">
            <text:p>1.2760E-02</text:p>
          </table:table-cell>
          <table:table-cell office:value-type="float" office:value="343" calcext:value-type="float">
            <text:p>343.0</text:p>
          </table:table-cell>
          <table:table-cell office:value-type="float" office:value="0.01276" calcext:value-type="float">
            <text:p>1.2760E-0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.0</text:p>
          </table:table-cell>
          <table:table-cell table:style-name="ce7" office:value-type="float" office:value="68728.0474563815" calcext:value-type="float">
            <text:p>68728.0474563815</text:p>
          </table:table-cell>
          <table:table-cell office:value-type="float" office:value="488" calcext:value-type="float">
            <text:p>488.0</text:p>
          </table:table-cell>
          <table:table-cell office:value-type="float" office:value="68807.6350577094" calcext:value-type="float">
            <text:p>68807.6350577094</text:p>
          </table:table-cell>
          <table:table-cell office:value-type="float" office:value="417.085427135678" calcext:value-type="float">
            <text:p>417.08543</text:p>
          </table:table-cell>
          <table:table-cell office:value-type="float" office:value="1.34554892030146" calcext:value-type="float">
            <text:p>1.34555</text:p>
          </table:table-cell>
          <table:table-cell office:value-type="float" office:value="345" calcext:value-type="float">
            <text:p>345.0</text:p>
          </table:table-cell>
          <table:table-cell office:value-type="float" office:value="0.01408" calcext:value-type="float">
            <text:p>1.4080E-02</text:p>
          </table:table-cell>
          <table:table-cell office:value-type="float" office:value="345" calcext:value-type="float">
            <text:p>345.0</text:p>
          </table:table-cell>
          <table:table-cell office:value-type="float" office:value="0.01408" calcext:value-type="float">
            <text:p>1.4080E-0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.0</text:p>
          </table:table-cell>
          <table:table-cell table:style-name="ce7" office:value-type="float" office:value="71005.8118083059" calcext:value-type="float">
            <text:p>71005.8118083059</text:p>
          </table:table-cell>
          <table:table-cell office:value-type="float" office:value="492" calcext:value-type="float">
            <text:p>492.0</text:p>
          </table:table-cell>
          <table:table-cell office:value-type="float" office:value="62580.4632417296" calcext:value-type="float">
            <text:p>62580.4632417296</text:p>
          </table:table-cell>
          <table:table-cell office:value-type="float" office:value="420.100502512563" calcext:value-type="float">
            <text:p>420.10050</text:p>
          </table:table-cell>
          <table:table-cell office:value-type="float" office:value="1.34529643357321" calcext:value-type="float">
            <text:p>1.34530</text:p>
          </table:table-cell>
          <table:table-cell office:value-type="float" office:value="347" calcext:value-type="float">
            <text:p>347.0</text:p>
          </table:table-cell>
          <table:table-cell office:value-type="float" office:value="0.0132" calcext:value-type="float">
            <text:p>1.3200E-02</text:p>
          </table:table-cell>
          <table:table-cell office:value-type="float" office:value="347" calcext:value-type="float">
            <text:p>347.0</text:p>
          </table:table-cell>
          <table:table-cell office:value-type="float" office:value="0.0132" calcext:value-type="float">
            <text:p>1.3200E-0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.0</text:p>
          </table:table-cell>
          <table:table-cell table:style-name="ce7" office:value-type="float" office:value="73297.3285236494" calcext:value-type="float">
            <text:p>73297.3285236494</text:p>
          </table:table-cell>
          <table:table-cell office:value-type="float" office:value="496" calcext:value-type="float">
            <text:p>496.0</text:p>
          </table:table-cell>
          <table:table-cell office:value-type="float" office:value="55633.2004274324" calcext:value-type="float">
            <text:p>55633.2004274324</text:p>
          </table:table-cell>
          <table:table-cell office:value-type="float" office:value="423.115577889447" calcext:value-type="float">
            <text:p>423.11558</text:p>
          </table:table-cell>
          <table:table-cell office:value-type="float" office:value="1.34504899984086" calcext:value-type="float">
            <text:p>1.34505</text:p>
          </table:table-cell>
          <table:table-cell office:value-type="float" office:value="349" calcext:value-type="float">
            <text:p>349.0</text:p>
          </table:table-cell>
          <table:table-cell office:value-type="float" office:value="0.01364" calcext:value-type="float">
            <text:p>1.3640E-02</text:p>
          </table:table-cell>
          <table:table-cell office:value-type="float" office:value="349" calcext:value-type="float">
            <text:p>349.0</text:p>
          </table:table-cell>
          <table:table-cell office:value-type="float" office:value="0.01364" calcext:value-type="float">
            <text:p>1.3640E-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.0</text:p>
          </table:table-cell>
          <table:table-cell table:style-name="ce7" office:value-type="float" office:value="75602.769143617" calcext:value-type="float">
            <text:p>75602.769143617</text:p>
          </table:table-cell>
          <table:table-cell office:value-type="float" office:value="500" calcext:value-type="float">
            <text:p>500.0</text:p>
          </table:table-cell>
          <table:table-cell office:value-type="float" office:value="49139.1006070656" calcext:value-type="float">
            <text:p>49139.1006070656</text:p>
          </table:table-cell>
          <table:table-cell office:value-type="float" office:value="426.130653266332" calcext:value-type="float">
            <text:p>426.13065</text:p>
          </table:table-cell>
          <table:table-cell office:value-type="float" office:value="1.34480769454731" calcext:value-type="float">
            <text:p>1.34481</text:p>
          </table:table-cell>
          <table:table-cell office:value-type="float" office:value="351" calcext:value-type="float">
            <text:p>351.0</text:p>
          </table:table-cell>
          <table:table-cell office:value-type="float" office:value="0.01408" calcext:value-type="float">
            <text:p>1.4080E-02</text:p>
          </table:table-cell>
          <table:table-cell office:value-type="float" office:value="351" calcext:value-type="float">
            <text:p>351.0</text:p>
          </table:table-cell>
          <table:table-cell office:value-type="float" office:value="0.01408" calcext:value-type="float">
            <text:p>1.4080E-0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.0</text:p>
          </table:table-cell>
          <table:table-cell table:style-name="ce7" office:value-type="float" office:value="78141.8539269054" calcext:value-type="float">
            <text:p>78141.8539269054</text:p>
          </table:table-cell>
          <table:table-cell office:value-type="float" office:value="504" calcext:value-type="float">
            <text:p>504.0</text:p>
          </table:table-cell>
          <table:table-cell office:value-type="float" office:value="41087.8833429645" calcext:value-type="float">
            <text:p>41087.8833429645</text:p>
          </table:table-cell>
          <table:table-cell office:value-type="float" office:value="429.145728643216" calcext:value-type="float">
            <text:p>429.14573</text:p>
          </table:table-cell>
          <table:table-cell office:value-type="float" office:value="1.34457115793231" calcext:value-type="float">
            <text:p>1.34457</text:p>
          </table:table-cell>
          <table:table-cell office:value-type="float" office:value="353" calcext:value-type="float">
            <text:p>353.0</text:p>
          </table:table-cell>
          <table:table-cell office:value-type="float" office:value="0.01628" calcext:value-type="float">
            <text:p>1.6280E-02</text:p>
          </table:table-cell>
          <table:table-cell office:value-type="float" office:value="353" calcext:value-type="float">
            <text:p>353.0</text:p>
          </table:table-cell>
          <table:table-cell office:value-type="float" office:value="0.01628" calcext:value-type="float">
            <text:p>1.6280E-0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.0</text:p>
          </table:table-cell>
          <table:table-cell table:style-name="ce7" office:value-type="float" office:value="80695.3214626424" calcext:value-type="float">
            <text:p>80695.3214626424</text:p>
          </table:table-cell>
          <table:table-cell office:value-type="float" office:value="508" calcext:value-type="float">
            <text:p>508.0</text:p>
          </table:table-cell>
          <table:table-cell office:value-type="float" office:value="34870.0928701038" calcext:value-type="float">
            <text:p>34870.0928701038</text:p>
          </table:table-cell>
          <table:table-cell office:value-type="float" office:value="432.1608040201" calcext:value-type="float">
            <text:p>432.16080</text:p>
          </table:table-cell>
          <table:table-cell office:value-type="float" office:value="1.34434010705237" calcext:value-type="float">
            <text:p>1.34434</text:p>
          </table:table-cell>
          <table:table-cell office:value-type="float" office:value="355" calcext:value-type="float">
            <text:p>355.0</text:p>
          </table:table-cell>
          <table:table-cell office:value-type="float" office:value="0.01892" calcext:value-type="float">
            <text:p>1.8920E-02</text:p>
          </table:table-cell>
          <table:table-cell office:value-type="float" office:value="355" calcext:value-type="float">
            <text:p>355.0</text:p>
          </table:table-cell>
          <table:table-cell office:value-type="float" office:value="0.01892" calcext:value-type="float">
            <text:p>1.8920E-0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.0</text:p>
          </table:table-cell>
          <table:table-cell table:style-name="ce7" office:value-type="float" office:value="83263.4454054805" calcext:value-type="float">
            <text:p>83263.4454054805</text:p>
          </table:table-cell>
          <table:table-cell office:value-type="float" office:value="512" calcext:value-type="float">
            <text:p>512.0</text:p>
          </table:table-cell>
          <table:table-cell office:value-type="float" office:value="27847.9076131593" calcext:value-type="float">
            <text:p>27847.9076131593</text:p>
          </table:table-cell>
          <table:table-cell office:value-type="float" office:value="435.175879396985" calcext:value-type="float">
            <text:p>435.17588</text:p>
          </table:table-cell>
          <table:table-cell office:value-type="float" office:value="1.34411368072488" calcext:value-type="float">
            <text:p>1.34411</text:p>
          </table:table-cell>
          <table:table-cell office:value-type="float" office:value="357" calcext:value-type="float">
            <text:p>357.0</text:p>
          </table:table-cell>
          <table:table-cell office:value-type="float" office:value="0.02068" calcext:value-type="float">
            <text:p>2.0680E-02</text:p>
          </table:table-cell>
          <table:table-cell office:value-type="float" office:value="357" calcext:value-type="float">
            <text:p>357.0</text:p>
          </table:table-cell>
          <table:table-cell office:value-type="float" office:value="0.02068" calcext:value-type="float">
            <text:p>2.0680E-0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.0</text:p>
          </table:table-cell>
          <table:table-cell table:style-name="ce7" office:value-type="float" office:value="85846.4623568849" calcext:value-type="float">
            <text:p>85846.4623568849</text:p>
          </table:table-cell>
          <table:table-cell office:value-type="float" office:value="516" calcext:value-type="float">
            <text:p>516.0</text:p>
          </table:table-cell>
          <table:table-cell office:value-type="float" office:value="25318.7061994398" calcext:value-type="float">
            <text:p>25318.7061994398</text:p>
          </table:table-cell>
          <table:table-cell office:value-type="float" office:value="438.190954773869" calcext:value-type="float">
            <text:p>438.19095</text:p>
          </table:table-cell>
          <table:table-cell office:value-type="float" office:value="1.34389240965515" calcext:value-type="float">
            <text:p>1.34389</text:p>
          </table:table-cell>
          <table:table-cell office:value-type="float" office:value="359" calcext:value-type="float">
            <text:p>359.0</text:p>
          </table:table-cell>
          <table:table-cell office:value-type="float" office:value="0.02244" calcext:value-type="float">
            <text:p>2.2440E-02</text:p>
          </table:table-cell>
          <table:table-cell office:value-type="float" office:value="359" calcext:value-type="float">
            <text:p>359.0</text:p>
          </table:table-cell>
          <table:table-cell office:value-type="float" office:value="0.02244" calcext:value-type="float">
            <text:p>2.2440E-0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.0</text:p>
          </table:table-cell>
          <table:table-cell table:style-name="ce7" office:value-type="float" office:value="88444.547487265" calcext:value-type="float">
            <text:p>88444.547487265</text:p>
          </table:table-cell>
          <table:table-cell office:value-type="float" office:value="520" calcext:value-type="float">
            <text:p>520.0</text:p>
          </table:table-cell>
          <table:table-cell office:value-type="float" office:value="24594.5760272767" calcext:value-type="float">
            <text:p>24594.5760272767</text:p>
          </table:table-cell>
          <table:table-cell office:value-type="float" office:value="441.206030150754" calcext:value-type="float">
            <text:p>441.20603</text:p>
          </table:table-cell>
          <table:table-cell office:value-type="float" office:value="1.34367547535514" calcext:value-type="float">
            <text:p>1.34368</text:p>
          </table:table-cell>
          <table:table-cell office:value-type="float" office:value="361" calcext:value-type="float">
            <text:p>361.0</text:p>
          </table:table-cell>
          <table:table-cell office:value-type="float" office:value="0.02112" calcext:value-type="float">
            <text:p>2.1120E-02</text:p>
          </table:table-cell>
          <table:table-cell office:value-type="float" office:value="361" calcext:value-type="float">
            <text:p>361.0</text:p>
          </table:table-cell>
          <table:table-cell office:value-type="float" office:value="0.02112" calcext:value-type="float">
            <text:p>2.1120E-0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.0</text:p>
          </table:table-cell>
          <table:table-cell table:style-name="ce7" office:value-type="float" office:value="91295.3627929783" calcext:value-type="float">
            <text:p>91295.3627929783</text:p>
          </table:table-cell>
          <table:table-cell office:value-type="float" office:value="524" calcext:value-type="float">
            <text:p>524.0</text:p>
          </table:table-cell>
          <table:table-cell office:value-type="float" office:value="24162.1476576967" calcext:value-type="float">
            <text:p>24162.1476576967</text:p>
          </table:table-cell>
          <table:table-cell office:value-type="float" office:value="444.221105527638" calcext:value-type="float">
            <text:p>444.22111</text:p>
          </table:table-cell>
          <table:table-cell office:value-type="float" office:value="1.34346337111591" calcext:value-type="float">
            <text:p>1.34346</text:p>
          </table:table-cell>
          <table:table-cell office:value-type="float" office:value="363" calcext:value-type="float">
            <text:p>363.0</text:p>
          </table:table-cell>
          <table:table-cell office:value-type="float" office:value="0.0198" calcext:value-type="float">
            <text:p>1.9800E-02</text:p>
          </table:table-cell>
          <table:table-cell office:value-type="float" office:value="363" calcext:value-type="float">
            <text:p>363.0</text:p>
          </table:table-cell>
          <table:table-cell office:value-type="float" office:value="0.0198" calcext:value-type="float">
            <text:p>1.9800E-0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.0</text:p>
          </table:table-cell>
          <table:table-cell table:style-name="ce7" office:value-type="float" office:value="94161.7234415308" calcext:value-type="float">
            <text:p>94161.7234415308</text:p>
          </table:table-cell>
          <table:table-cell office:value-type="float" office:value="528" calcext:value-type="float">
            <text:p>528.0</text:p>
          </table:table-cell>
          <table:table-cell office:value-type="float" office:value="23435.7345938708" calcext:value-type="float">
            <text:p>23435.7345938708</text:p>
          </table:table-cell>
          <table:table-cell office:value-type="float" office:value="447.236180904523" calcext:value-type="float">
            <text:p>447.23618</text:p>
          </table:table-cell>
          <table:table-cell office:value-type="float" office:value="1.34325526465279" calcext:value-type="float">
            <text:p>1.34326</text:p>
          </table:table-cell>
          <table:table-cell office:value-type="float" office:value="365" calcext:value-type="float">
            <text:p>365.0</text:p>
          </table:table-cell>
          <table:table-cell office:value-type="float" office:value="0.01848" calcext:value-type="float">
            <text:p>1.8480E-02</text:p>
          </table:table-cell>
          <table:table-cell office:value-type="float" office:value="365" calcext:value-type="float">
            <text:p>365.0</text:p>
          </table:table-cell>
          <table:table-cell office:value-type="float" office:value="0.01848" calcext:value-type="float">
            <text:p>1.8480E-0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.0</text:p>
          </table:table-cell>
          <table:table-cell table:style-name="ce7" office:value-type="float" office:value="97043.9178280709" calcext:value-type="float">
            <text:p>97043.9178280709</text:p>
          </table:table-cell>
          <table:table-cell office:value-type="float" office:value="532" calcext:value-type="float">
            <text:p>532.0</text:p>
          </table:table-cell>
          <table:table-cell office:value-type="float" office:value="22633.0388815957" calcext:value-type="float">
            <text:p>22633.0388815957</text:p>
          </table:table-cell>
          <table:table-cell office:value-type="float" office:value="450.251256281407" calcext:value-type="float">
            <text:p>450.25126</text:p>
          </table:table-cell>
          <table:table-cell office:value-type="float" office:value="1.34305178820947" calcext:value-type="float">
            <text:p>1.34305</text:p>
          </table:table-cell>
          <table:table-cell office:value-type="float" office:value="367" calcext:value-type="float">
            <text:p>367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67" calcext:value-type="float">
            <text:p>367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.0</text:p>
          </table:table-cell>
          <table:table-cell table:style-name="ce7" office:value-type="float" office:value="99942.182621828" calcext:value-type="float">
            <text:p>99942.182621828</text:p>
          </table:table-cell>
          <table:table-cell office:value-type="float" office:value="536" calcext:value-type="float">
            <text:p>536.0</text:p>
          </table:table-cell>
          <table:table-cell office:value-type="float" office:value="22010.9802532975" calcext:value-type="float">
            <text:p>22010.9802532975</text:p>
          </table:table-cell>
          <table:table-cell office:value-type="float" office:value="453.266331658292" calcext:value-type="float">
            <text:p>453.26633</text:p>
          </table:table-cell>
          <table:table-cell office:value-type="float" office:value="1.34285197827413" calcext:value-type="float">
            <text:p>1.34285</text:p>
          </table:table-cell>
          <table:table-cell office:value-type="float" office:value="369" calcext:value-type="float">
            <text:p>369.0</text:p>
          </table:table-cell>
          <table:table-cell office:value-type="float" office:value="0.01584" calcext:value-type="float">
            <text:p>1.5840E-02</text:p>
          </table:table-cell>
          <table:table-cell office:value-type="float" office:value="369" calcext:value-type="float">
            <text:p>369.0</text:p>
          </table:table-cell>
          <table:table-cell office:value-type="float" office:value="0.01584" calcext:value-type="float">
            <text:p>1.5840E-0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.0</text:p>
          </table:table-cell>
          <table:table-cell table:style-name="ce7" office:value-type="float" office:value="102856.71508744" calcext:value-type="float">
            <text:p>102856.71508744</text:p>
          </table:table-cell>
          <table:table-cell office:value-type="float" office:value="540" calcext:value-type="float">
            <text:p>540.0</text:p>
          </table:table-cell>
          <table:table-cell office:value-type="float" office:value="21240.0851247248" calcext:value-type="float">
            <text:p>21240.0851247248</text:p>
          </table:table-cell>
          <table:table-cell office:value-type="float" office:value="456.281407035176" calcext:value-type="float">
            <text:p>456.28141</text:p>
          </table:table-cell>
          <table:table-cell office:value-type="float" office:value="1.34265660149366" calcext:value-type="float">
            <text:p>1.34266</text:p>
          </table:table-cell>
          <table:table-cell office:value-type="float" office:value="371" calcext:value-type="float">
            <text:p>371.0</text:p>
          </table:table-cell>
          <table:table-cell office:value-type="float" office:value="0.01628" calcext:value-type="float">
            <text:p>1.6280E-02</text:p>
          </table:table-cell>
          <table:table-cell office:value-type="float" office:value="371" calcext:value-type="float">
            <text:p>371.0</text:p>
          </table:table-cell>
          <table:table-cell office:value-type="float" office:value="0.01628" calcext:value-type="float">
            <text:p>1.6280E-0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.0</text:p>
          </table:table-cell>
          <table:table-cell table:style-name="ce7" office:value-type="float" office:value="106043.799820505" calcext:value-type="float">
            <text:p>106043.799820505</text:p>
          </table:table-cell>
          <table:table-cell office:value-type="float" office:value="544" calcext:value-type="float">
            <text:p>544.0</text:p>
          </table:table-cell>
          <table:table-cell office:value-type="float" office:value="20063.4680443401" calcext:value-type="float">
            <text:p>20063.4680443401</text:p>
          </table:table-cell>
          <table:table-cell office:value-type="float" office:value="459.29648241206" calcext:value-type="float">
            <text:p>459.29648</text:p>
          </table:table-cell>
          <table:table-cell office:value-type="float" office:value="1.34246478264078" calcext:value-type="float">
            <text:p>1.34246</text:p>
          </table:table-cell>
          <table:table-cell office:value-type="float" office:value="373" calcext:value-type="float">
            <text:p>373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3" calcext:value-type="float">
            <text:p>373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.0</text:p>
          </table:table-cell>
          <table:table-cell table:style-name="ce7" office:value-type="float" office:value="109247.640314737" calcext:value-type="float">
            <text:p>109247.640314737</text:p>
          </table:table-cell>
          <table:table-cell office:value-type="float" office:value="548" calcext:value-type="float">
            <text:p>548.0</text:p>
          </table:table-cell>
          <table:table-cell office:value-type="float" office:value="18588.2191217012" calcext:value-type="float">
            <text:p>18588.2191217012</text:p>
          </table:table-cell>
          <table:table-cell office:value-type="float" office:value="462.311557788945" calcext:value-type="float">
            <text:p>462.31156</text:p>
          </table:table-cell>
          <table:table-cell office:value-type="float" office:value="1.342276882289" calcext:value-type="float">
            <text:p>1.34228</text:p>
          </table:table-cell>
          <table:table-cell office:value-type="float" office:value="375" calcext:value-type="float">
            <text:p>375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5" calcext:value-type="float">
            <text:p>375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.0</text:p>
          </table:table-cell>
          <table:table-cell table:style-name="ce7" office:value-type="float" office:value="112468.5360266" calcext:value-type="float">
            <text:p>112468.5360266</text:p>
          </table:table-cell>
          <table:table-cell office:value-type="float" office:value="552" calcext:value-type="float">
            <text:p>552.0</text:p>
          </table:table-cell>
          <table:table-cell office:value-type="float" office:value="17159.3440193931" calcext:value-type="float">
            <text:p>17159.3440193931</text:p>
          </table:table-cell>
          <table:table-cell office:value-type="float" office:value="465.326633165829" calcext:value-type="float">
            <text:p>465.32663</text:p>
          </table:table-cell>
          <table:table-cell office:value-type="float" office:value="1.34209251755377" calcext:value-type="float">
            <text:p>1.34209</text:p>
          </table:table-cell>
          <table:table-cell office:value-type="float" office:value="377" calcext:value-type="float">
            <text:p>377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7" calcext:value-type="float">
            <text:p>377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.0</text:p>
          </table:table-cell>
          <table:table-cell table:style-name="ce7" office:value-type="float" office:value="115706.727385537" calcext:value-type="float">
            <text:p>115706.727385537</text:p>
          </table:table-cell>
          <table:table-cell office:value-type="float" office:value="556" calcext:value-type="float">
            <text:p>556.0</text:p>
          </table:table-cell>
          <table:table-cell office:value-type="float" office:value="16795.2281633109" calcext:value-type="float">
            <text:p>16795.2281633109</text:p>
          </table:table-cell>
          <table:table-cell office:value-type="float" office:value="468.341708542714" calcext:value-type="float">
            <text:p>468.34171</text:p>
          </table:table-cell>
          <table:table-cell office:value-type="float" office:value="1.34191183592563" calcext:value-type="float">
            <text:p>1.34191</text:p>
          </table:table-cell>
          <table:table-cell office:value-type="float" office:value="379" calcext:value-type="float">
            <text:p>379.0</text:p>
          </table:table-cell>
          <table:table-cell office:value-type="float" office:value="0.01584" calcext:value-type="float">
            <text:p>1.5840E-02</text:p>
          </table:table-cell>
          <table:table-cell office:value-type="float" office:value="379" calcext:value-type="float">
            <text:p>379.0</text:p>
          </table:table-cell>
          <table:table-cell office:value-type="float" office:value="0.01584" calcext:value-type="float">
            <text:p>1.5840E-0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.0</text:p>
          </table:table-cell>
          <table:table-cell table:style-name="ce7" office:value-type="float" office:value="118962.422704088" calcext:value-type="float">
            <text:p>118962.422704088</text:p>
          </table:table-cell>
          <table:table-cell office:value-type="float" office:value="560" calcext:value-type="float">
            <text:p>560.0</text:p>
          </table:table-cell>
          <table:table-cell office:value-type="float" office:value="16278.9738135686" calcext:value-type="float">
            <text:p>16278.9738135686</text:p>
          </table:table-cell>
          <table:table-cell office:value-type="float" office:value="471.356783919598" calcext:value-type="float">
            <text:p>471.35678</text:p>
          </table:table-cell>
          <table:table-cell office:value-type="float" office:value="1.34173434429628" calcext:value-type="float">
            <text:p>1.34173</text:p>
          </table:table-cell>
          <table:table-cell office:value-type="float" office:value="381" calcext:value-type="float">
            <text:p>381.0</text:p>
          </table:table-cell>
          <table:table-cell office:value-type="float" office:value="0.01385" calcext:value-type="float">
            <text:p>1.3850E-02</text:p>
          </table:table-cell>
          <table:table-cell office:value-type="float" office:value="381" calcext:value-type="float">
            <text:p>381.0</text:p>
          </table:table-cell>
          <table:table-cell office:value-type="float" office:value="0.01385" calcext:value-type="float">
            <text:p>1.3850E-0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.0</text:p>
          </table:table-cell>
          <table:table-cell table:style-name="ce7" office:value-type="float" office:value="122511.2136957" calcext:value-type="float">
            <text:p>122511.2136957</text:p>
          </table:table-cell>
          <table:table-cell office:value-type="float" office:value="564" calcext:value-type="float">
            <text:p>564.0</text:p>
          </table:table-cell>
          <table:table-cell office:value-type="float" office:value="15720.1008452058" calcext:value-type="float">
            <text:p>15720.1008452058</text:p>
          </table:table-cell>
          <table:table-cell office:value-type="float" office:value="474.371859296482" calcext:value-type="float">
            <text:p>474.37186</text:p>
          </table:table-cell>
          <table:table-cell office:value-type="float" office:value="1.341560401698" calcext:value-type="float">
            <text:p>1.34156</text:p>
          </table:table-cell>
          <table:table-cell office:value-type="float" office:value="383" calcext:value-type="float">
            <text:p>383.0</text:p>
          </table:table-cell>
          <table:table-cell office:value-type="float" office:value="0.0125" calcext:value-type="float">
            <text:p>1.2500E-02</text:p>
          </table:table-cell>
          <table:table-cell office:value-type="float" office:value="383" calcext:value-type="float">
            <text:p>383.0</text:p>
          </table:table-cell>
          <table:table-cell office:value-type="float" office:value="0.0125" calcext:value-type="float">
            <text:p>1.2500E-0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.0</text:p>
          </table:table-cell>
          <table:table-cell table:style-name="ce7" office:value-type="float" office:value="126078.018736206" calcext:value-type="float">
            <text:p>126078.018736206</text:p>
          </table:table-cell>
          <table:table-cell office:value-type="float" office:value="568" calcext:value-type="float">
            <text:p>568.0</text:p>
          </table:table-cell>
          <table:table-cell office:value-type="float" office:value="14905.7140387877" calcext:value-type="float">
            <text:p>14905.7140387877</text:p>
          </table:table-cell>
          <table:table-cell office:value-type="float" office:value="477.386934673367" calcext:value-type="float">
            <text:p>477.38693</text:p>
          </table:table-cell>
          <table:table-cell office:value-type="float" office:value="1.34138961154173" calcext:value-type="float">
            <text:p>1.34139</text:p>
          </table:table-cell>
          <table:table-cell office:value-type="float" office:value="385" calcext:value-type="float">
            <text:p>385.0</text:p>
          </table:table-cell>
          <table:table-cell office:value-type="float" office:value="0.0114" calcext:value-type="float">
            <text:p>1.1400E-02</text:p>
          </table:table-cell>
          <table:table-cell office:value-type="float" office:value="385" calcext:value-type="float">
            <text:p>385.0</text:p>
          </table:table-cell>
          <table:table-cell office:value-type="float" office:value="0.0114" calcext:value-type="float">
            <text:p>1.1400E-0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.0</text:p>
          </table:table-cell>
          <table:table-cell table:style-name="ce7" office:value-type="float" office:value="129663.137251167" calcext:value-type="float">
            <text:p>129663.137251167</text:p>
          </table:table-cell>
          <table:table-cell office:value-type="float" office:value="572" calcext:value-type="float">
            <text:p>572.0</text:p>
          </table:table-cell>
          <table:table-cell office:value-type="float" office:value="13910.9005542229" calcext:value-type="float">
            <text:p>13910.9005542229</text:p>
          </table:table-cell>
          <table:table-cell office:value-type="float" office:value="480.402010050251" calcext:value-type="float">
            <text:p>480.40201</text:p>
          </table:table-cell>
          <table:table-cell office:value-type="float" office:value="1.34122203992513" calcext:value-type="float">
            <text:p>1.34122</text:p>
          </table:table-cell>
          <table:table-cell office:value-type="float" office:value="387" calcext:value-type="float">
            <text:p>387.0</text:p>
          </table:table-cell>
          <table:table-cell office:value-type="float" office:value="0.0108" calcext:value-type="float">
            <text:p>1.0800E-02</text:p>
          </table:table-cell>
          <table:table-cell office:value-type="float" office:value="387" calcext:value-type="float">
            <text:p>387.0</text:p>
          </table:table-cell>
          <table:table-cell office:value-type="float" office:value="0.0108" calcext:value-type="float">
            <text:p>1.0800E-0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.0</text:p>
          </table:table-cell>
          <table:table-cell table:style-name="ce7" office:value-type="float" office:value="133266.831850746" calcext:value-type="float">
            <text:p>133266.831850746</text:p>
          </table:table-cell>
          <table:table-cell office:value-type="float" office:value="576" calcext:value-type="float">
            <text:p>576.0</text:p>
          </table:table-cell>
          <table:table-cell office:value-type="float" office:value="12667.1370316897" calcext:value-type="float">
            <text:p>12667.1370316897</text:p>
          </table:table-cell>
          <table:table-cell office:value-type="float" office:value="483.417085427136" calcext:value-type="float">
            <text:p>483.41709</text:p>
          </table:table-cell>
          <table:table-cell office:value-type="float" office:value="1.3410573645637" calcext:value-type="float">
            <text:p>1.34106</text:p>
          </table:table-cell>
          <table:table-cell office:value-type="float" office:value="389" calcext:value-type="float">
            <text:p>389.0</text:p>
          </table:table-cell>
          <table:table-cell office:value-type="float" office:value="0.0104" calcext:value-type="float">
            <text:p>1.0400E-02</text:p>
          </table:table-cell>
          <table:table-cell office:value-type="float" office:value="389" calcext:value-type="float">
            <text:p>389.0</text:p>
          </table:table-cell>
          <table:table-cell office:value-type="float" office:value="0.0104" calcext:value-type="float">
            <text:p>1.0400E-0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.0</text:p>
          </table:table-cell>
          <table:table-cell table:style-name="ce7" office:value-type="float" office:value="136889.307122253" calcext:value-type="float">
            <text:p>136889.307122253</text:p>
          </table:table-cell>
          <table:table-cell office:value-type="float" office:value="580" calcext:value-type="float">
            <text:p>580.0</text:p>
          </table:table-cell>
          <table:table-cell office:value-type="float" office:value="11265.3234739514" calcext:value-type="float">
            <text:p>11265.3234739514</text:p>
          </table:table-cell>
          <table:table-cell office:value-type="float" office:value="486.43216080402" calcext:value-type="float">
            <text:p>486.43216</text:p>
          </table:table-cell>
          <table:table-cell office:value-type="float" office:value="1.34089592253314" calcext:value-type="float">
            <text:p>1.34090</text:p>
          </table:table-cell>
          <table:table-cell office:value-type="float" office:value="391" calcext:value-type="float">
            <text:p>391.0</text:p>
          </table:table-cell>
          <table:table-cell office:value-type="float" office:value="0.01" calcext:value-type="float">
            <text:p>1.0000E-02</text:p>
          </table:table-cell>
          <table:table-cell office:value-type="float" office:value="391" calcext:value-type="float">
            <text:p>391.0</text:p>
          </table:table-cell>
          <table:table-cell office:value-type="float" office:value="0.01" calcext:value-type="float">
            <text:p>1.0000E-0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.0</text:p>
          </table:table-cell>
          <table:table-cell table:style-name="ce7" office:value-type="float" office:value="140826.216476231" calcext:value-type="float">
            <text:p>140826.216476231</text:p>
          </table:table-cell>
          <table:table-cell office:value-type="float" office:value="584" calcext:value-type="float">
            <text:p>584.0</text:p>
          </table:table-cell>
          <table:table-cell office:value-type="float" office:value="9590.61230940831" calcext:value-type="float">
            <text:p>9590.61230940831</text:p>
          </table:table-cell>
          <table:table-cell office:value-type="float" office:value="489.447236180905" calcext:value-type="float">
            <text:p>489.44724</text:p>
          </table:table-cell>
          <table:table-cell office:value-type="float" office:value="1.34073710386944" calcext:value-type="float">
            <text:p>1.34074</text:p>
          </table:table-cell>
          <table:table-cell office:value-type="float" office:value="393" calcext:value-type="float">
            <text:p>393.0</text:p>
          </table:table-cell>
          <table:table-cell office:value-type="float" office:value="0.0095" calcext:value-type="float">
            <text:p>9.5000E-03</text:p>
          </table:table-cell>
          <table:table-cell office:value-type="float" office:value="393" calcext:value-type="float">
            <text:p>393.0</text:p>
          </table:table-cell>
          <table:table-cell office:value-type="float" office:value="0.0095" calcext:value-type="float">
            <text:p>9.5000E-0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.0</text:p>
          </table:table-cell>
          <table:table-cell table:style-name="ce7" office:value-type="float" office:value="144782.4349085" calcext:value-type="float">
            <text:p>144782.4349085</text:p>
          </table:table-cell>
          <table:table-cell office:value-type="float" office:value="588" calcext:value-type="float">
            <text:p>588.0</text:p>
          </table:table-cell>
          <table:table-cell office:value-type="float" office:value="8118.37481722464" calcext:value-type="float">
            <text:p>8118.37481722464</text:p>
          </table:table-cell>
          <table:table-cell office:value-type="float" office:value="492.462311557789" calcext:value-type="float">
            <text:p>492.46231</text:p>
          </table:table-cell>
          <table:table-cell office:value-type="float" office:value="1.34058126913415" calcext:value-type="float">
            <text:p>1.34058</text:p>
          </table:table-cell>
          <table:table-cell office:value-type="float" office:value="395" calcext:value-type="float">
            <text:p>395.0</text:p>
          </table:table-cell>
          <table:table-cell office:value-type="float" office:value="0.00905" calcext:value-type="float">
            <text:p>9.0500E-03</text:p>
          </table:table-cell>
          <table:table-cell office:value-type="float" office:value="395" calcext:value-type="float">
            <text:p>395.0</text:p>
          </table:table-cell>
          <table:table-cell office:value-type="float" office:value="0.00905" calcext:value-type="float">
            <text:p>9.0500E-0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.0</text:p>
          </table:table-cell>
          <table:table-cell table:style-name="ce7" office:value-type="float" office:value="148758.280276692" calcext:value-type="float">
            <text:p>148758.280276692</text:p>
          </table:table-cell>
          <table:table-cell office:value-type="float" office:value="592" calcext:value-type="float">
            <text:p>592.0</text:p>
          </table:table-cell>
          <table:table-cell office:value-type="float" office:value="6825.43841837226" calcext:value-type="float">
            <text:p>6825.43841837226</text:p>
          </table:table-cell>
          <table:table-cell office:value-type="float" office:value="495.477386934673" calcext:value-type="float">
            <text:p>495.47739</text:p>
          </table:table-cell>
          <table:table-cell office:value-type="float" office:value="1.34042805404011" calcext:value-type="float">
            <text:p>1.34043</text:p>
          </table:table-cell>
          <table:table-cell office:value-type="float" office:value="397" calcext:value-type="float">
            <text:p>397.0</text:p>
          </table:table-cell>
          <table:table-cell office:value-type="float" office:value="0.00855" calcext:value-type="float">
            <text:p>8.5500E-03</text:p>
          </table:table-cell>
          <table:table-cell office:value-type="float" office:value="397" calcext:value-type="float">
            <text:p>397.0</text:p>
          </table:table-cell>
          <table:table-cell office:value-type="float" office:value="0.00855" calcext:value-type="float">
            <text:p>8.5500E-0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.0</text:p>
          </table:table-cell>
          <table:table-cell table:style-name="ce7" office:value-type="float" office:value="152754.018946205" calcext:value-type="float">
            <text:p>152754.018946205</text:p>
          </table:table-cell>
          <table:table-cell office:value-type="float" office:value="596" calcext:value-type="float">
            <text:p>596.0</text:p>
          </table:table-cell>
          <table:table-cell office:value-type="float" office:value="5725.53861773448" calcext:value-type="float">
            <text:p>5725.53861773448</text:p>
          </table:table-cell>
          <table:table-cell office:value-type="float" office:value="498.492462311558" calcext:value-type="float">
            <text:p>498.49246</text:p>
          </table:table-cell>
          <table:table-cell office:value-type="float" office:value="1.34027763158609" calcext:value-type="float">
            <text:p>1.34028</text:p>
          </table:table-cell>
          <table:table-cell office:value-type="float" office:value="399" calcext:value-type="float">
            <text:p>399.0</text:p>
          </table:table-cell>
          <table:table-cell office:value-type="float" office:value="0.00785" calcext:value-type="float">
            <text:p>7.8500E-03</text:p>
          </table:table-cell>
          <table:table-cell office:value-type="float" office:value="399" calcext:value-type="float">
            <text:p>399.0</text:p>
          </table:table-cell>
          <table:table-cell office:value-type="float" office:value="0.00785" calcext:value-type="float">
            <text:p>7.8500E-0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.0</text:p>
          </table:table-cell>
          <table:table-cell table:style-name="ce7" office:value-type="float" office:value="155739.902676553" calcext:value-type="float">
            <text:p>155739.902676553</text:p>
          </table:table-cell>
          <table:table-cell office:value-type="float" office:value="600" calcext:value-type="float">
            <text:p>6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1.507537688442" calcext:value-type="float">
            <text:p>501.50754</text:p>
          </table:table-cell>
          <table:table-cell office:value-type="float" office:value="1.34012963661799" calcext:value-type="float">
            <text:p>1.34013</text:p>
          </table:table-cell>
          <table:table-cell office:value-type="float" office:value="401" calcext:value-type="float">
            <text:p>401.0</text:p>
          </table:table-cell>
          <table:table-cell office:value-type="float" office:value="0.00725" calcext:value-type="float">
            <text:p>7.2500E-03</text:p>
          </table:table-cell>
          <table:table-cell office:value-type="float" office:value="401" calcext:value-type="float">
            <text:p>401.0</text:p>
          </table:table-cell>
          <table:table-cell office:value-type="float" office:value="0.00725" calcext:value-type="float">
            <text:p>7.2500E-0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.0</text:p>
          </table:table-cell>
          <table:table-cell table:style-name="ce7" office:value-type="float" office:value="158996.169477476" calcext:value-type="float">
            <text:p>158996.169477476</text:p>
          </table:table-cell>
          <table:table-cell office:value-type="float" office:value="604" calcext:value-type="float">
            <text:p>6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4.522613065327" calcext:value-type="float">
            <text:p>504.52261</text:p>
          </table:table-cell>
          <table:table-cell office:value-type="float" office:value="1.33998434385844" calcext:value-type="float">
            <text:p>1.33998</text:p>
          </table:table-cell>
          <table:table-cell office:value-type="float" office:value="403" calcext:value-type="float">
            <text:p>403.0</text:p>
          </table:table-cell>
          <table:table-cell office:value-type="float" office:value="0.0065" calcext:value-type="float">
            <text:p>6.5000E-03</text:p>
          </table:table-cell>
          <table:table-cell office:value-type="float" office:value="403" calcext:value-type="float">
            <text:p>403.0</text:p>
          </table:table-cell>
          <table:table-cell office:value-type="float" office:value="0.0065" calcext:value-type="float">
            <text:p>6.5000E-0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.0</text:p>
          </table:table-cell>
          <table:table-cell table:style-name="ce7" office:value-type="float" office:value="162207.635936654" calcext:value-type="float">
            <text:p>162207.635936654</text:p>
          </table:table-cell>
          <table:table-cell office:value-type="float" office:value="608" calcext:value-type="float">
            <text:p>6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7.537688442211" calcext:value-type="float">
            <text:p>507.53769</text:p>
          </table:table-cell>
          <table:table-cell office:value-type="float" office:value="1.33984126563693" calcext:value-type="float">
            <text:p>1.33984</text:p>
          </table:table-cell>
          <table:table-cell office:value-type="float" office:value="405" calcext:value-type="float">
            <text:p>405.0</text:p>
          </table:table-cell>
          <table:table-cell office:value-type="float" office:value="0.00595" calcext:value-type="float">
            <text:p>5.9500E-03</text:p>
          </table:table-cell>
          <table:table-cell office:value-type="float" office:value="405" calcext:value-type="float">
            <text:p>405.0</text:p>
          </table:table-cell>
          <table:table-cell office:value-type="float" office:value="0.00595" calcext:value-type="float">
            <text:p>5.9500E-0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.0</text:p>
          </table:table-cell>
          <table:table-cell table:style-name="ce7" office:value-type="float" office:value="165375.220294932" calcext:value-type="float">
            <text:p>165375.220294932</text:p>
          </table:table-cell>
          <table:table-cell office:value-type="float" office:value="612" calcext:value-type="float">
            <text:p>6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0.552763819096" calcext:value-type="float">
            <text:p>510.55276</text:p>
          </table:table-cell>
          <table:table-cell office:value-type="float" office:value="1.33970084379246" calcext:value-type="float">
            <text:p>1.33970</text:p>
          </table:table-cell>
          <table:table-cell office:value-type="float" office:value="407" calcext:value-type="float">
            <text:p>407.0</text:p>
          </table:table-cell>
          <table:table-cell office:value-type="float" office:value="0.00535" calcext:value-type="float">
            <text:p>5.3500E-03</text:p>
          </table:table-cell>
          <table:table-cell office:value-type="float" office:value="407" calcext:value-type="float">
            <text:p>407.0</text:p>
          </table:table-cell>
          <table:table-cell office:value-type="float" office:value="0.00535" calcext:value-type="float">
            <text:p>5.3500E-0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.0</text:p>
          </table:table-cell>
          <table:table-cell table:style-name="ce7" office:value-type="float" office:value="168499.815869394" calcext:value-type="float">
            <text:p>168499.815869394</text:p>
          </table:table-cell>
          <table:table-cell office:value-type="float" office:value="616" calcext:value-type="float">
            <text:p>6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3.56783919598" calcext:value-type="float">
            <text:p>513.56784</text:p>
          </table:table-cell>
          <table:table-cell office:value-type="float" office:value="1.3395625243119" calcext:value-type="float">
            <text:p>1.33956</text:p>
          </table:table-cell>
          <table:table-cell office:value-type="float" office:value="409" calcext:value-type="float">
            <text:p>409.0</text:p>
          </table:table-cell>
          <table:table-cell office:value-type="float" office:value="0.00485" calcext:value-type="float">
            <text:p>4.8500E-03</text:p>
          </table:table-cell>
          <table:table-cell office:value-type="float" office:value="409" calcext:value-type="float">
            <text:p>409.0</text:p>
          </table:table-cell>
          <table:table-cell office:value-type="float" office:value="0.00485" calcext:value-type="float">
            <text:p>4.8500E-0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.0</text:p>
          </table:table-cell>
          <table:table-cell table:style-name="ce7" office:value-type="float" office:value="171582.291893295" calcext:value-type="float">
            <text:p>171582.291893295</text:p>
          </table:table-cell>
          <table:table-cell office:value-type="float" office:value="620" calcext:value-type="float">
            <text:p>6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6.582914572864" calcext:value-type="float">
            <text:p>516.58291</text:p>
          </table:table-cell>
          <table:table-cell office:value-type="float" office:value="1.33942662802508" calcext:value-type="float">
            <text:p>1.33943</text:p>
          </table:table-cell>
          <table:table-cell office:value-type="float" office:value="411" calcext:value-type="float">
            <text:p>411.0</text:p>
          </table:table-cell>
          <table:table-cell office:value-type="float" office:value="0.0046" calcext:value-type="float">
            <text:p>4.6000E-03</text:p>
          </table:table-cell>
          <table:table-cell office:value-type="float" office:value="411" calcext:value-type="float">
            <text:p>411.0</text:p>
          </table:table-cell>
          <table:table-cell office:value-type="float" office:value="0.0046" calcext:value-type="float">
            <text:p>4.6000E-0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.0</text:p>
          </table:table-cell>
          <table:table-cell table:style-name="ce7" office:value-type="float" office:value="174930.461822721" calcext:value-type="float">
            <text:p>174930.461822721</text:p>
          </table:table-cell>
          <table:table-cell office:value-type="float" office:value="624" calcext:value-type="float">
            <text:p>6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9.597989949749" calcext:value-type="float">
            <text:p>519.59799</text:p>
          </table:table-cell>
          <table:table-cell office:value-type="float" office:value="1.33929276491712" calcext:value-type="float">
            <text:p>1.33929</text:p>
          </table:table-cell>
          <table:table-cell office:value-type="float" office:value="413" calcext:value-type="float">
            <text:p>413.0</text:p>
          </table:table-cell>
          <table:table-cell office:value-type="float" office:value="0.0042" calcext:value-type="float">
            <text:p>4.2000E-03</text:p>
          </table:table-cell>
          <table:table-cell office:value-type="float" office:value="413" calcext:value-type="float">
            <text:p>413.0</text:p>
          </table:table-cell>
          <table:table-cell office:value-type="float" office:value="0.0042" calcext:value-type="float">
            <text:p>4.2000E-0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.0</text:p>
          </table:table-cell>
          <table:table-cell table:style-name="ce7" office:value-type="float" office:value="178229.636617094" calcext:value-type="float">
            <text:p>178229.636617094</text:p>
          </table:table-cell>
          <table:table-cell office:value-type="float" office:value="628" calcext:value-type="float">
            <text:p>6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2.613065326633" calcext:value-type="float">
            <text:p>522.61307</text:p>
          </table:table-cell>
          <table:table-cell office:value-type="float" office:value="1.33916117509692" calcext:value-type="float">
            <text:p>1.33916</text:p>
          </table:table-cell>
          <table:table-cell office:value-type="float" office:value="415" calcext:value-type="float">
            <text:p>415.0</text:p>
          </table:table-cell>
          <table:table-cell office:value-type="float" office:value="0.0039" calcext:value-type="float">
            <text:p>3.9000E-03</text:p>
          </table:table-cell>
          <table:table-cell office:value-type="float" office:value="415" calcext:value-type="float">
            <text:p>415.0</text:p>
          </table:table-cell>
          <table:table-cell office:value-type="float" office:value="0.0039" calcext:value-type="float">
            <text:p>3.9000E-0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.0</text:p>
          </table:table-cell>
          <table:table-cell table:style-name="ce7" office:value-type="float" office:value="181480.883913498" calcext:value-type="float">
            <text:p>181480.883913498</text:p>
          </table:table-cell>
          <table:table-cell office:value-type="float" office:value="632" calcext:value-type="float">
            <text:p>6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5.628140703518" calcext:value-type="float">
            <text:p>525.62814</text:p>
          </table:table-cell>
          <table:table-cell office:value-type="float" office:value="1.33903161068268" calcext:value-type="float">
            <text:p>1.33903</text:p>
          </table:table-cell>
          <table:table-cell office:value-type="float" office:value="417" calcext:value-type="float">
            <text:p>417.0</text:p>
          </table:table-cell>
          <table:table-cell office:value-type="float" office:value="0.00365" calcext:value-type="float">
            <text:p>3.6500E-03</text:p>
          </table:table-cell>
          <table:table-cell office:value-type="float" office:value="417" calcext:value-type="float">
            <text:p>417.0</text:p>
          </table:table-cell>
          <table:table-cell office:value-type="float" office:value="0.00365" calcext:value-type="float">
            <text:p>3.6500E-0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.0</text:p>
          </table:table-cell>
          <table:table-cell table:style-name="ce7" office:value-type="float" office:value="184685.240553324" calcext:value-type="float">
            <text:p>184685.240553324</text:p>
          </table:table-cell>
          <table:table-cell office:value-type="float" office:value="636" calcext:value-type="float">
            <text:p>6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8.643216080402" calcext:value-type="float">
            <text:p>528.64322</text:p>
          </table:table-cell>
          <table:table-cell office:value-type="float" office:value="1.33890409925321" calcext:value-type="float">
            <text:p>1.33890</text:p>
          </table:table-cell>
          <table:table-cell office:value-type="float" office:value="419" calcext:value-type="float">
            <text:p>419.0</text:p>
          </table:table-cell>
          <table:table-cell office:value-type="float" office:value="0.0034" calcext:value-type="float">
            <text:p>3.4000E-03</text:p>
          </table:table-cell>
          <table:table-cell office:value-type="float" office:value="419" calcext:value-type="float">
            <text:p>419.0</text:p>
          </table:table-cell>
          <table:table-cell office:value-type="float" office:value="0.0034" calcext:value-type="float">
            <text:p>3.4000E-0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.0</text:p>
          </table:table-cell>
          <table:table-cell table:style-name="ce7" office:value-type="float" office:value="187843.71368469" calcext:value-type="float">
            <text:p>187843.71368469</text:p>
          </table:table-cell>
          <table:table-cell office:value-type="float" office:value="640" calcext:value-type="float">
            <text:p>6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1.658291457286" calcext:value-type="float">
            <text:p>531.65829</text:p>
          </table:table-cell>
          <table:table-cell office:value-type="float" office:value="1.33877855973053" calcext:value-type="float">
            <text:p>1.33878</text:p>
          </table:table-cell>
          <table:table-cell office:value-type="float" office:value="421" calcext:value-type="float">
            <text:p>421.0</text:p>
          </table:table-cell>
          <table:table-cell office:value-type="float" office:value="0.0031" calcext:value-type="float">
            <text:p>3.1000E-03</text:p>
          </table:table-cell>
          <table:table-cell office:value-type="float" office:value="421" calcext:value-type="float">
            <text:p>421.0</text:p>
          </table:table-cell>
          <table:table-cell office:value-type="float" office:value="0.0031" calcext:value-type="float">
            <text:p>3.1000E-0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.0</text:p>
          </table:table-cell>
          <table:table-cell table:style-name="ce7" office:value-type="float" office:value="191260.599929913" calcext:value-type="float">
            <text:p>191260.599929913</text:p>
          </table:table-cell>
          <table:table-cell office:value-type="float" office:value="644" calcext:value-type="float">
            <text:p>6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4.673366834171" calcext:value-type="float">
            <text:p>534.67337</text:p>
          </table:table-cell>
          <table:table-cell office:value-type="float" office:value="1.33865494256967" calcext:value-type="float">
            <text:p>1.33865</text:p>
          </table:table-cell>
          <table:table-cell office:value-type="float" office:value="423" calcext:value-type="float">
            <text:p>423.0</text:p>
          </table:table-cell>
          <table:table-cell office:value-type="float" office:value="0.00295" calcext:value-type="float">
            <text:p>2.9500E-03</text:p>
          </table:table-cell>
          <table:table-cell office:value-type="float" office:value="423" calcext:value-type="float">
            <text:p>423.0</text:p>
          </table:table-cell>
          <table:table-cell office:value-type="float" office:value="0.00295" calcext:value-type="float">
            <text:p>2.9500E-0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.0</text:p>
          </table:table-cell>
          <table:table-cell table:style-name="ce7" office:value-type="float" office:value="194624.587437694" calcext:value-type="float">
            <text:p>194624.587437694</text:p>
          </table:table-cell>
          <table:table-cell office:value-type="float" office:value="648" calcext:value-type="float">
            <text:p>6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7.688442211055" calcext:value-type="float">
            <text:p>537.68844</text:p>
          </table:table-cell>
          <table:table-cell office:value-type="float" office:value="1.33853321279691" calcext:value-type="float">
            <text:p>1.33853</text:p>
          </table:table-cell>
          <table:table-cell office:value-type="float" office:value="425" calcext:value-type="float">
            <text:p>425.0</text:p>
          </table:table-cell>
          <table:table-cell office:value-type="float" office:value="0.0027" calcext:value-type="float">
            <text:p>2.7000E-03</text:p>
          </table:table-cell>
          <table:table-cell office:value-type="float" office:value="425" calcext:value-type="float">
            <text:p>425.0</text:p>
          </table:table-cell>
          <table:table-cell office:value-type="float" office:value="0.0027" calcext:value-type="float">
            <text:p>2.7000E-0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.0</text:p>
          </table:table-cell>
          <table:table-cell table:style-name="ce7" office:value-type="float" office:value="197936.895204699" calcext:value-type="float">
            <text:p>197936.895204699</text:p>
          </table:table-cell>
          <table:table-cell office:value-type="float" office:value="652" calcext:value-type="float">
            <text:p>6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0.70351758794" calcext:value-type="float">
            <text:p>540.70352</text:p>
          </table:table-cell>
          <table:table-cell office:value-type="float" office:value="1.33841336319507" calcext:value-type="float">
            <text:p>1.33841</text:p>
          </table:table-cell>
          <table:table-cell office:value-type="float" office:value="427" calcext:value-type="float">
            <text:p>427.0</text:p>
          </table:table-cell>
          <table:table-cell office:value-type="float" office:value="0.00235" calcext:value-type="float">
            <text:p>2.3500E-03</text:p>
          </table:table-cell>
          <table:table-cell office:value-type="float" office:value="427" calcext:value-type="float">
            <text:p>427.0</text:p>
          </table:table-cell>
          <table:table-cell office:value-type="float" office:value="0.00235" calcext:value-type="float">
            <text:p>2.3500E-0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.0</text:p>
          </table:table-cell>
          <table:table-cell table:style-name="ce7" office:value-type="float" office:value="201198.705059076" calcext:value-type="float">
            <text:p>201198.705059076</text:p>
          </table:table-cell>
          <table:table-cell office:value-type="float" office:value="656" calcext:value-type="float">
            <text:p>6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3.718592964824" calcext:value-type="float">
            <text:p>543.71859</text:p>
          </table:table-cell>
          <table:table-cell office:value-type="float" office:value="1.33829527961715" calcext:value-type="float">
            <text:p>1.33830</text:p>
          </table:table-cell>
          <table:table-cell office:value-type="float" office:value="429" calcext:value-type="float">
            <text:p>429.0</text:p>
          </table:table-cell>
          <table:table-cell office:value-type="float" office:value="0.0022" calcext:value-type="float">
            <text:p>2.2000E-03</text:p>
          </table:table-cell>
          <table:table-cell office:value-type="float" office:value="429" calcext:value-type="float">
            <text:p>429.0</text:p>
          </table:table-cell>
          <table:table-cell office:value-type="float" office:value="0.0022" calcext:value-type="float">
            <text:p>2.2000E-0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.0</text:p>
          </table:table-cell>
          <table:table-cell table:style-name="ce7" office:value-type="float" office:value="204411.163066371" calcext:value-type="float">
            <text:p>204411.163066371</text:p>
          </table:table-cell>
          <table:table-cell office:value-type="float" office:value="660" calcext:value-type="float">
            <text:p>6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6.733668341709" calcext:value-type="float">
            <text:p>546.73367</text:p>
          </table:table-cell>
          <table:table-cell office:value-type="float" office:value="1.33817895875572" calcext:value-type="float">
            <text:p>1.33818</text:p>
          </table:table-cell>
          <table:table-cell office:value-type="float" office:value="431" calcext:value-type="float">
            <text:p>431.0</text:p>
          </table:table-cell>
          <table:table-cell office:value-type="float" office:value="0.002" calcext:value-type="float">
            <text:p>2.0000E-03</text:p>
          </table:table-cell>
          <table:table-cell office:value-type="float" office:value="431" calcext:value-type="float">
            <text:p>431.0</text:p>
          </table:table-cell>
          <table:table-cell office:value-type="float" office:value="0.002" calcext:value-type="float">
            <text:p>2.0000E-0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.0</text:p>
          </table:table-cell>
          <table:table-cell table:style-name="ce7" office:value-type="float" office:value="207874.057586089" calcext:value-type="float">
            <text:p>207874.057586089</text:p>
          </table:table-cell>
          <table:table-cell office:value-type="float" office:value="664" calcext:value-type="float">
            <text:p>6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9.748743718593" calcext:value-type="float">
            <text:p>549.74874</text:p>
          </table:table-cell>
          <table:table-cell office:value-type="float" office:value="1.33806423705174" calcext:value-type="float">
            <text:p>1.33806</text:p>
          </table:table-cell>
          <table:table-cell office:value-type="float" office:value="433" calcext:value-type="float">
            <text:p>433.0</text:p>
          </table:table-cell>
          <table:table-cell office:value-type="float" office:value="0.0018" calcext:value-type="float">
            <text:p>1.8000E-03</text:p>
          </table:table-cell>
          <table:table-cell office:value-type="float" office:value="433" calcext:value-type="float">
            <text:p>433.0</text:p>
          </table:table-cell>
          <table:table-cell office:value-type="float" office:value="0.0018" calcext:value-type="float">
            <text:p>1.8000E-0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.0</text:p>
          </table:table-cell>
          <table:table-cell table:style-name="ce7" office:value-type="float" office:value="211280.506546062" calcext:value-type="float">
            <text:p>211280.506546062</text:p>
          </table:table-cell>
          <table:table-cell office:value-type="float" office:value="668" calcext:value-type="float">
            <text:p>6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2.763819095477" calcext:value-type="float">
            <text:p>552.76382</text:p>
          </table:table-cell>
          <table:table-cell office:value-type="float" office:value="1.33795128113348" calcext:value-type="float">
            <text:p>1.33795</text:p>
          </table:table-cell>
          <table:table-cell office:value-type="float" office:value="435" calcext:value-type="float">
            <text:p>435.0</text:p>
          </table:table-cell>
          <table:table-cell office:value-type="float" office:value="0.00165" calcext:value-type="float">
            <text:p>1.6500E-03</text:p>
          </table:table-cell>
          <table:table-cell office:value-type="float" office:value="435" calcext:value-type="float">
            <text:p>435.0</text:p>
          </table:table-cell>
          <table:table-cell office:value-type="float" office:value="0.00165" calcext:value-type="float">
            <text:p>1.6500E-0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.0</text:p>
          </table:table-cell>
          <table:table-cell table:style-name="ce7" office:value-type="float" office:value="214631.878892507" calcext:value-type="float">
            <text:p>214631.878892507</text:p>
          </table:table-cell>
          <table:table-cell office:value-type="float" office:value="672" calcext:value-type="float">
            <text:p>6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5.778894472362" calcext:value-type="float">
            <text:p>555.77889</text:p>
          </table:table-cell>
          <table:table-cell office:value-type="float" office:value="1.33783993163748" calcext:value-type="float">
            <text:p>1.33784</text:p>
          </table:table-cell>
          <table:table-cell office:value-type="float" office:value="437" calcext:value-type="float">
            <text:p>437.0</text:p>
          </table:table-cell>
          <table:table-cell office:value-type="float" office:value="0.00145" calcext:value-type="float">
            <text:p>1.4500E-03</text:p>
          </table:table-cell>
          <table:table-cell office:value-type="float" office:value="437" calcext:value-type="float">
            <text:p>437.0</text:p>
          </table:table-cell>
          <table:table-cell office:value-type="float" office:value="0.00145" calcext:value-type="float">
            <text:p>1.4500E-0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.0</text:p>
          </table:table-cell>
          <table:table-cell table:style-name="ce7" office:value-type="float" office:value="217929.499659469" calcext:value-type="float">
            <text:p>217929.499659469</text:p>
          </table:table-cell>
          <table:table-cell office:value-type="float" office:value="676" calcext:value-type="float">
            <text:p>6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8.793969849246" calcext:value-type="float">
            <text:p>558.79397</text:p>
          </table:table-cell>
          <table:table-cell office:value-type="float" office:value="1.33773014994726" calcext:value-type="float">
            <text:p>1.33773</text:p>
          </table:table-cell>
          <table:table-cell office:value-type="float" office:value="439" calcext:value-type="float">
            <text:p>439.0</text:p>
          </table:table-cell>
          <table:table-cell office:value-type="float" office:value="0.00135" calcext:value-type="float">
            <text:p>1.3500E-03</text:p>
          </table:table-cell>
          <table:table-cell office:value-type="float" office:value="439" calcext:value-type="float">
            <text:p>439.0</text:p>
          </table:table-cell>
          <table:table-cell office:value-type="float" office:value="0.00135" calcext:value-type="float">
            <text:p>1.3500E-0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.0</text:p>
          </table:table-cell>
          <table:table-cell table:style-name="ce7" office:value-type="float" office:value="221174.651715545" calcext:value-type="float">
            <text:p>221174.651715545</text:p>
          </table:table-cell>
          <table:table-cell office:value-type="float" office:value="680" calcext:value-type="float">
            <text:p>6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1.809045226131" calcext:value-type="float">
            <text:p>561.80905</text:p>
          </table:table-cell>
          <table:table-cell office:value-type="float" office:value="1.33762182601347" calcext:value-type="float">
            <text:p>1.33762</text:p>
          </table:table-cell>
          <table:table-cell office:value-type="float" office:value="441" calcext:value-type="float">
            <text:p>441.0</text:p>
          </table:table-cell>
          <table:table-cell office:value-type="float" office:value="0.00125" calcext:value-type="float">
            <text:p>1.2500E-03</text:p>
          </table:table-cell>
          <table:table-cell office:value-type="float" office:value="441" calcext:value-type="float">
            <text:p>441.0</text:p>
          </table:table-cell>
          <table:table-cell office:value-type="float" office:value="0.00125" calcext:value-type="float">
            <text:p>1.2500E-0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.0</text:p>
          </table:table-cell>
          <table:table-cell table:style-name="ce7" office:value-type="float" office:value="224660.795901651" calcext:value-type="float">
            <text:p>224660.795901651</text:p>
          </table:table-cell>
          <table:table-cell office:value-type="float" office:value="684" calcext:value-type="float">
            <text:p>6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4.824120603015" calcext:value-type="float">
            <text:p>564.82412</text:p>
          </table:table-cell>
          <table:table-cell office:value-type="float" office:value="1.33751510622231" calcext:value-type="float">
            <text:p>1.33752</text:p>
          </table:table-cell>
          <table:table-cell office:value-type="float" office:value="443" calcext:value-type="float">
            <text:p>443.0</text:p>
          </table:table-cell>
          <table:table-cell office:value-type="float" office:value="0.00115" calcext:value-type="float">
            <text:p>1.1500E-03</text:p>
          </table:table-cell>
          <table:table-cell office:value-type="float" office:value="443" calcext:value-type="float">
            <text:p>443.0</text:p>
          </table:table-cell>
          <table:table-cell office:value-type="float" office:value="0.00115" calcext:value-type="float">
            <text:p>1.1500E-0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.0</text:p>
          </table:table-cell>
          <table:table-cell table:style-name="ce7" office:value-type="float" office:value="228087.387749148" calcext:value-type="float">
            <text:p>228087.387749148</text:p>
          </table:table-cell>
          <table:table-cell office:value-type="float" office:value="688" calcext:value-type="float">
            <text:p>6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7.8391959799" calcext:value-type="float">
            <text:p>567.83920</text:p>
          </table:table-cell>
          <table:table-cell office:value-type="float" office:value="1.33740985523595" calcext:value-type="float">
            <text:p>1.33741</text:p>
          </table:table-cell>
          <table:table-cell office:value-type="float" office:value="445" calcext:value-type="float">
            <text:p>445.0</text:p>
          </table:table-cell>
          <table:table-cell office:value-type="float" office:value="0.001" calcext:value-type="float">
            <text:p>1.0000E-03</text:p>
          </table:table-cell>
          <table:table-cell office:value-type="float" office:value="445" calcext:value-type="float">
            <text:p>445.0</text:p>
          </table:table-cell>
          <table:table-cell office:value-type="float" office:value="0.001" calcext:value-type="float">
            <text:p>1.0000E-0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.0</text:p>
          </table:table-cell>
          <table:table-cell table:style-name="ce7" office:value-type="float" office:value="231455.940296161" calcext:value-type="float">
            <text:p>231455.940296161</text:p>
          </table:table-cell>
          <table:table-cell office:value-type="float" office:value="692" calcext:value-type="float">
            <text:p>6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0.854271356784" calcext:value-type="float">
            <text:p>570.85427</text:p>
          </table:table-cell>
          <table:table-cell office:value-type="float" office:value="1.33730601634447" calcext:value-type="float">
            <text:p>1.33731</text:p>
          </table:table-cell>
          <table:table-cell office:value-type="float" office:value="447" calcext:value-type="float">
            <text:p>447.0</text:p>
          </table:table-cell>
          <table:table-cell office:value-type="float" office:value="0.00095" calcext:value-type="float">
            <text:p>9.5000E-04</text:p>
          </table:table-cell>
          <table:table-cell office:value-type="float" office:value="447" calcext:value-type="float">
            <text:p>447.0</text:p>
          </table:table-cell>
          <table:table-cell office:value-type="float" office:value="0.00095" calcext:value-type="float">
            <text:p>9.5000E-0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.0</text:p>
          </table:table-cell>
          <table:table-cell table:style-name="ce7" office:value-type="float" office:value="234767.91575585" calcext:value-type="float">
            <text:p>234767.91575585</text:p>
          </table:table-cell>
          <table:table-cell office:value-type="float" office:value="696" calcext:value-type="float">
            <text:p>6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3.869346733668" calcext:value-type="float">
            <text:p>573.86935</text:p>
          </table:table-cell>
          <table:table-cell office:value-type="float" office:value="1.3372035086093" calcext:value-type="float">
            <text:p>1.33720</text:p>
          </table:table-cell>
          <table:table-cell office:value-type="float" office:value="449" calcext:value-type="float">
            <text:p>449.0</text:p>
          </table:table-cell>
          <table:table-cell office:value-type="float" office:value="0.0009" calcext:value-type="float">
            <text:p>9.0000E-04</text:p>
          </table:table-cell>
          <table:table-cell office:value-type="float" office:value="449" calcext:value-type="float">
            <text:p>449.0</text:p>
          </table:table-cell>
          <table:table-cell office:value-type="float" office:value="0.0009" calcext:value-type="float">
            <text:p>9.0000E-0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.0</text:p>
          </table:table-cell>
          <table:table-cell table:style-name="ce7" office:value-type="float" office:value="238024.727632728" calcext:value-type="float">
            <text:p>238024.727632728</text:p>
          </table:table-cell>
          <table:table-cell office:value-type="float" office:value="700" calcext:value-type="float">
            <text:p>7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6.884422110553" calcext:value-type="float">
            <text:p>576.88442</text:p>
          </table:table-cell>
          <table:table-cell office:value-type="float" office:value="1.33710246219463" calcext:value-type="float">
            <text:p>1.33710</text:p>
          </table:table-cell>
          <table:table-cell office:value-type="float" office:value="451" calcext:value-type="float">
            <text:p>451.0</text:p>
          </table:table-cell>
          <table:table-cell office:value-type="float" office:value="0.00075" calcext:value-type="float">
            <text:p>7.5000E-04</text:p>
          </table:table-cell>
          <table:table-cell office:value-type="float" office:value="451" calcext:value-type="float">
            <text:p>451.0</text:p>
          </table:table-cell>
          <table:table-cell office:value-type="float" office:value="0.00075" calcext:value-type="float">
            <text:p>7.5000E-0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.0</text:p>
          </table:table-cell>
          <table:table-cell table:style-name="ce7" office:value-type="float" office:value="241511.74700539" calcext:value-type="float">
            <text:p>241511.74700539</text:p>
          </table:table-cell>
          <table:table-cell office:value-type="float" office:value="704" calcext:value-type="float">
            <text:p>7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9.899497487437" calcext:value-type="float">
            <text:p>579.89950</text:p>
          </table:table-cell>
          <table:table-cell office:value-type="float" office:value="1.337002633061" calcext:value-type="float">
            <text:p>1.33700</text:p>
          </table:table-cell>
          <table:table-cell office:value-type="float" office:value="453" calcext:value-type="float">
            <text:p>453.0</text:p>
          </table:table-cell>
          <table:table-cell office:value-type="float" office:value="0.00075" calcext:value-type="float">
            <text:p>7.5000E-04</text:p>
          </table:table-cell>
          <table:table-cell office:value-type="float" office:value="453" calcext:value-type="float">
            <text:p>453.0</text:p>
          </table:table-cell>
          <table:table-cell office:value-type="float" office:value="0.00075" calcext:value-type="float">
            <text:p>7.5000E-0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.0</text:p>
          </table:table-cell>
          <table:table-cell table:style-name="ce7" office:value-type="float" office:value="244936.618568362" calcext:value-type="float">
            <text:p>244936.618568362</text:p>
          </table:table-cell>
          <table:table-cell office:value-type="float" office:value="708" calcext:value-type="float">
            <text:p>7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2.914572864322" calcext:value-type="float">
            <text:p>582.91457</text:p>
          </table:table-cell>
          <table:table-cell office:value-type="float" office:value="1.33690420555077" calcext:value-type="float">
            <text:p>1.33690</text:p>
          </table:table-cell>
          <table:table-cell office:value-type="float" office:value="455" calcext:value-type="float">
            <text:p>455.0</text:p>
          </table:table-cell>
          <table:table-cell office:value-type="float" office:value="0.00065" calcext:value-type="float">
            <text:p>6.5000E-04</text:p>
          </table:table-cell>
          <table:table-cell office:value-type="float" office:value="455" calcext:value-type="float">
            <text:p>455.0</text:p>
          </table:table-cell>
          <table:table-cell office:value-type="float" office:value="0.00065" calcext:value-type="float">
            <text:p>6.5000E-0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.0</text:p>
          </table:table-cell>
          <table:table-cell table:style-name="ce7" office:value-type="float" office:value="248300.989101565" calcext:value-type="float">
            <text:p>248300.989101565</text:p>
          </table:table-cell>
          <table:table-cell office:value-type="float" office:value="712" calcext:value-type="float">
            <text:p>7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5.929648241206" calcext:value-type="float">
            <text:p>585.92965</text:p>
          </table:table-cell>
          <table:table-cell office:value-type="float" office:value="1.33680699549976" calcext:value-type="float">
            <text:p>1.33681</text:p>
          </table:table-cell>
          <table:table-cell office:value-type="float" office:value="457" calcext:value-type="float">
            <text:p>457.0</text:p>
          </table:table-cell>
          <table:table-cell office:value-type="float" office:value="0.0006" calcext:value-type="float">
            <text:p>6.0000E-04</text:p>
          </table:table-cell>
          <table:table-cell office:value-type="float" office:value="457" calcext:value-type="float">
            <text:p>457.0</text:p>
          </table:table-cell>
          <table:table-cell office:value-type="float" office:value="0.0006" calcext:value-type="float">
            <text:p>6.0000E-0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.0</text:p>
          </table:table-cell>
          <table:table-cell table:style-name="ce7" office:value-type="float" office:value="251606.447712932" calcext:value-type="float">
            <text:p>251606.447712932</text:p>
          </table:table-cell>
          <table:table-cell office:value-type="float" office:value="716" calcext:value-type="float">
            <text:p>7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8.94472361809" calcext:value-type="float">
            <text:p>588.94472</text:p>
          </table:table-cell>
          <table:table-cell office:value-type="float" office:value="1.33671112025019" calcext:value-type="float">
            <text:p>1.33671</text:p>
          </table:table-cell>
          <table:table-cell office:value-type="float" office:value="459" calcext:value-type="float">
            <text:p>459.0</text:p>
          </table:table-cell>
          <table:table-cell office:value-type="float" office:value="0.00055" calcext:value-type="float">
            <text:p>5.5000E-04</text:p>
          </table:table-cell>
          <table:table-cell office:value-type="float" office:value="459" calcext:value-type="float">
            <text:p>459.0</text:p>
          </table:table-cell>
          <table:table-cell office:value-type="float" office:value="0.00055" calcext:value-type="float">
            <text:p>5.5000E-0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.0</text:p>
          </table:table-cell>
          <table:table-cell table:style-name="ce7" office:value-type="float" office:value="254854.528341165" calcext:value-type="float">
            <text:p>254854.528341165</text:p>
          </table:table-cell>
          <table:table-cell office:value-type="float" office:value="720" calcext:value-type="float">
            <text:p>7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1.959798994975" calcext:value-type="float">
            <text:p>591.95980</text:p>
          </table:table-cell>
          <table:table-cell office:value-type="float" office:value="1.33661635057719" calcext:value-type="float">
            <text:p>1.33662</text:p>
          </table:table-cell>
          <table:table-cell office:value-type="float" office:value="461" calcext:value-type="float">
            <text:p>461.0</text:p>
          </table:table-cell>
          <table:table-cell office:value-type="float" office:value="0.00045" calcext:value-type="float">
            <text:p>4.5000E-04</text:p>
          </table:table-cell>
          <table:table-cell office:value-type="float" office:value="461" calcext:value-type="float">
            <text:p>461.0</text:p>
          </table:table-cell>
          <table:table-cell office:value-type="float" office:value="0.00045" calcext:value-type="float">
            <text:p>4.5000E-0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.0</text:p>
          </table:table-cell>
          <table:table-cell table:style-name="ce7" office:value-type="float" office:value="258321.50316728" calcext:value-type="float">
            <text:p>258321.50316728</text:p>
          </table:table-cell>
          <table:table-cell office:value-type="float" office:value="724" calcext:value-type="float">
            <text:p>7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4.974874371859" calcext:value-type="float">
            <text:p>594.97487</text:p>
          </table:table-cell>
          <table:table-cell office:value-type="float" office:value="1.33652273340594" calcext:value-type="float">
            <text:p>1.33652</text:p>
          </table:table-cell>
          <table:table-cell office:value-type="float" office:value="463" calcext:value-type="float">
            <text:p>463.0</text:p>
          </table:table-cell>
          <table:table-cell office:value-type="float" office:value="0.00045" calcext:value-type="float">
            <text:p>4.5000E-04</text:p>
          </table:table-cell>
          <table:table-cell office:value-type="float" office:value="463" calcext:value-type="float">
            <text:p>463.0</text:p>
          </table:table-cell>
          <table:table-cell office:value-type="float" office:value="0.00045" calcext:value-type="float">
            <text:p>4.5000E-0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.0</text:p>
          </table:table-cell>
          <table:table-cell table:style-name="ce7" office:value-type="float" office:value="261724.278118768" calcext:value-type="float">
            <text:p>261724.278118768</text:p>
          </table:table-cell>
          <table:table-cell office:value-type="float" office:value="728" calcext:value-type="float">
            <text:p>7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7.989949748744" calcext:value-type="float">
            <text:p>597.98995</text:p>
          </table:table-cell>
          <table:table-cell office:value-type="float" office:value="1.3364303557695" calcext:value-type="float">
            <text:p>1.33643</text:p>
          </table:table-cell>
          <table:table-cell office:value-type="float" office:value="465" calcext:value-type="float">
            <text:p>465.0</text:p>
          </table:table-cell>
          <table:table-cell office:value-type="float" office:value="0.0004" calcext:value-type="float">
            <text:p>4.0000E-04</text:p>
          </table:table-cell>
          <table:table-cell office:value-type="float" office:value="465" calcext:value-type="float">
            <text:p>465.0</text:p>
          </table:table-cell>
          <table:table-cell office:value-type="float" office:value="0.0004" calcext:value-type="float">
            <text:p>4.0000E-0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.0</text:p>
          </table:table-cell>
          <table:table-cell table:style-name="ce7" office:value-type="float" office:value="265064.620072952" calcext:value-type="float">
            <text:p>265064.620072952</text:p>
          </table:table-cell>
          <table:table-cell office:value-type="float" office:value="732" calcext:value-type="float">
            <text:p>7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1.005025125628" calcext:value-type="float">
            <text:p>601.00503</text:p>
          </table:table-cell>
          <table:table-cell office:value-type="float" office:value="1.33633907419761" calcext:value-type="float">
            <text:p>1.33634</text:p>
          </table:table-cell>
          <table:table-cell office:value-type="float" office:value="467" calcext:value-type="float">
            <text:p>467.0</text:p>
          </table:table-cell>
          <table:table-cell office:value-type="float" office:value="0.00035" calcext:value-type="float">
            <text:p>3.5000E-04</text:p>
          </table:table-cell>
          <table:table-cell office:value-type="float" office:value="467" calcext:value-type="float">
            <text:p>467.0</text:p>
          </table:table-cell>
          <table:table-cell office:value-type="float" office:value="0.00035" calcext:value-type="float">
            <text:p>3.5000E-0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.0</text:p>
          </table:table-cell>
          <table:table-cell table:style-name="ce7" office:value-type="float" office:value="268344.231660375" calcext:value-type="float">
            <text:p>268344.231660375</text:p>
          </table:table-cell>
          <table:table-cell office:value-type="float" office:value="736" calcext:value-type="float">
            <text:p>7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4.020100502513" calcext:value-type="float">
            <text:p>604.02010</text:p>
          </table:table-cell>
          <table:table-cell office:value-type="float" office:value="1.33624892539015" calcext:value-type="float">
            <text:p>1.33625</text:p>
          </table:table-cell>
          <table:table-cell office:value-type="float" office:value="469" calcext:value-type="float">
            <text:p>469.0</text:p>
          </table:table-cell>
          <table:table-cell office:value-type="float" office:value="0.00035" calcext:value-type="float">
            <text:p>3.5000E-04</text:p>
          </table:table-cell>
          <table:table-cell office:value-type="float" office:value="469" calcext:value-type="float">
            <text:p>469.0</text:p>
          </table:table-cell>
          <table:table-cell office:value-type="float" office:value="0.00035" calcext:value-type="float">
            <text:p>3.5000E-0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.0</text:p>
          </table:table-cell>
          <table:table-cell table:style-name="ce7" office:value-type="float" office:value="271564.754158653" calcext:value-type="float">
            <text:p>271564.754158653</text:p>
          </table:table-cell>
          <table:table-cell office:value-type="float" office:value="740" calcext:value-type="float">
            <text:p>7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7.035175879397" calcext:value-type="float">
            <text:p>607.03518</text:p>
          </table:table-cell>
          <table:table-cell office:value-type="float" office:value="1.33615981737747" calcext:value-type="float">
            <text:p>1.33616</text:p>
          </table:table-cell>
          <table:table-cell office:value-type="float" office:value="471" calcext:value-type="float">
            <text:p>471.0</text:p>
          </table:table-cell>
          <table:table-cell office:value-type="float" office:value="0.00025" calcext:value-type="float">
            <text:p>2.5000E-04</text:p>
          </table:table-cell>
          <table:table-cell office:value-type="float" office:value="471" calcext:value-type="float">
            <text:p>471.0</text:p>
          </table:table-cell>
          <table:table-cell office:value-type="float" office:value="0.00025" calcext:value-type="float">
            <text:p>2.5000E-0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.0</text:p>
          </table:table-cell>
          <table:table-cell table:style-name="ce7" office:value-type="float" office:value="274992.229858596" calcext:value-type="float">
            <text:p>274992.229858596</text:p>
          </table:table-cell>
          <table:table-cell office:value-type="float" office:value="744" calcext:value-type="float">
            <text:p>7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0.050251256281" calcext:value-type="float">
            <text:p>610.05025</text:p>
          </table:table-cell>
          <table:table-cell office:value-type="float" office:value="1.336071792544" calcext:value-type="float">
            <text:p>1.33607</text:p>
          </table:table-cell>
          <table:table-cell office:value-type="float" office:value="473" calcext:value-type="float">
            <text:p>473.0</text:p>
          </table:table-cell>
          <table:table-cell office:value-type="float" office:value="0.0003" calcext:value-type="float">
            <text:p>3.0000E-04</text:p>
          </table:table-cell>
          <table:table-cell office:value-type="float" office:value="473" calcext:value-type="float">
            <text:p>473.0</text:p>
          </table:table-cell>
          <table:table-cell office:value-type="float" office:value="0.0003" calcext:value-type="float">
            <text:p>3.0000E-0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.0</text:p>
          </table:table-cell>
          <table:table-cell table:style-name="ce7" office:value-type="float" office:value="278354.022105504" calcext:value-type="float">
            <text:p>278354.022105504</text:p>
          </table:table-cell>
          <table:table-cell office:value-type="float" office:value="748" calcext:value-type="float">
            <text:p>7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3.065326633166" calcext:value-type="float">
            <text:p>613.06533</text:p>
          </table:table-cell>
          <table:table-cell office:value-type="float" office:value="1.33598476478066" calcext:value-type="float">
            <text:p>1.33598</text:p>
          </table:table-cell>
          <table:table-cell office:value-type="float" office:value="475" calcext:value-type="float">
            <text:p>475.0</text:p>
          </table:table-cell>
          <table:table-cell office:value-type="float" office:value="0.00025" calcext:value-type="float">
            <text:p>2.5000E-04</text:p>
          </table:table-cell>
          <table:table-cell office:value-type="float" office:value="475" calcext:value-type="float">
            <text:p>475.0</text:p>
          </table:table-cell>
          <table:table-cell office:value-type="float" office:value="0.00025" calcext:value-type="float">
            <text:p>2.5000E-04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.0</text:p>
          </table:table-cell>
          <table:table-cell table:style-name="ce7" office:value-type="float" office:value="281652.001096011" calcext:value-type="float">
            <text:p>281652.001096011</text:p>
          </table:table-cell>
          <table:table-cell office:value-type="float" office:value="752" calcext:value-type="float">
            <text:p>7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6.08040201005" calcext:value-type="float">
            <text:p>616.08040</text:p>
          </table:table-cell>
          <table:table-cell office:value-type="float" office:value="1.33589877727985" calcext:value-type="float">
            <text:p>1.33590</text:p>
          </table:table-cell>
          <table:table-cell office:value-type="float" office:value="477" calcext:value-type="float">
            <text:p>477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77" calcext:value-type="float">
            <text:p>477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.0</text:p>
          </table:table-cell>
          <table:table-cell table:style-name="ce7" office:value-type="float" office:value="284887.966694443" calcext:value-type="float">
            <text:p>284887.966694443</text:p>
          </table:table-cell>
          <table:table-cell office:value-type="float" office:value="756" calcext:value-type="float">
            <text:p>7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9.095477386935" calcext:value-type="float">
            <text:p>619.09548</text:p>
          </table:table-cell>
          <table:table-cell office:value-type="float" office:value="1.33581373267341" calcext:value-type="float">
            <text:p>1.33581</text:p>
          </table:table-cell>
          <table:table-cell office:value-type="float" office:value="479" calcext:value-type="float">
            <text:p>479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79" calcext:value-type="float">
            <text:p>479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.0</text:p>
          </table:table-cell>
          <table:table-cell table:style-name="ce7" office:value-type="float" office:value="288063.651708248" calcext:value-type="float">
            <text:p>288063.651708248</text:p>
          </table:table-cell>
          <table:table-cell office:value-type="float" office:value="760" calcext:value-type="float">
            <text:p>7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2.110552763819" calcext:value-type="float">
            <text:p>622.11055</text:p>
          </table:table-cell>
          <table:table-cell office:value-type="float" office:value="1.33572962685204" calcext:value-type="float">
            <text:p>1.33573</text:p>
          </table:table-cell>
          <table:table-cell office:value-type="float" office:value="481" calcext:value-type="float">
            <text:p>481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81" calcext:value-type="float">
            <text:p>481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.0</text:p>
          </table:table-cell>
          <table:table-cell table:style-name="ce7" office:value-type="float" office:value="291434.24102604" calcext:value-type="float">
            <text:p>291434.24102604</text:p>
          </table:table-cell>
          <table:table-cell office:value-type="float" office:value="764" calcext:value-type="float">
            <text:p>7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5.125628140704" calcext:value-type="float">
            <text:p>625.12563</text:p>
          </table:table-cell>
          <table:table-cell office:value-type="float" office:value="1.33564654631967" calcext:value-type="float">
            <text:p>1.33565</text:p>
          </table:table-cell>
          <table:table-cell office:value-type="float" office:value="483" calcext:value-type="float">
            <text:p>483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3" calcext:value-type="float">
            <text:p>483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.0</text:p>
          </table:table-cell>
          <table:table-cell table:style-name="ce7" office:value-type="float" office:value="294738.226448722" calcext:value-type="float">
            <text:p>294738.226448722</text:p>
          </table:table-cell>
          <table:table-cell office:value-type="float" office:value="768" calcext:value-type="float">
            <text:p>7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8.140703517588" calcext:value-type="float">
            <text:p>628.14070</text:p>
          </table:table-cell>
          <table:table-cell office:value-type="float" office:value="1.3355643107947" calcext:value-type="float">
            <text:p>1.33556</text:p>
          </table:table-cell>
          <table:table-cell office:value-type="float" office:value="485" calcext:value-type="float">
            <text:p>485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5" calcext:value-type="float">
            <text:p>485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.0</text:p>
          </table:table-cell>
          <table:table-cell table:style-name="ce7" office:value-type="float" office:value="297977.562832588" calcext:value-type="float">
            <text:p>297977.562832588</text:p>
          </table:table-cell>
          <table:table-cell office:value-type="float" office:value="772" calcext:value-type="float">
            <text:p>7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1.155778894472" calcext:value-type="float">
            <text:p>631.15578</text:p>
          </table:table-cell>
          <table:table-cell office:value-type="float" office:value="1.33548303972583" calcext:value-type="float">
            <text:p>1.33548</text:p>
          </table:table-cell>
          <table:table-cell office:value-type="float" office:value="487" calcext:value-type="float">
            <text:p>487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7" calcext:value-type="float">
            <text:p>487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.0</text:p>
          </table:table-cell>
          <table:table-cell table:style-name="ce7" office:value-type="float" office:value="301154.129273839" calcext:value-type="float">
            <text:p>301154.129273839</text:p>
          </table:table-cell>
          <table:table-cell office:value-type="float" office:value="776" calcext:value-type="float">
            <text:p>7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4.170854271357" calcext:value-type="float">
            <text:p>634.17085</text:p>
          </table:table-cell>
          <table:table-cell office:value-type="float" office:value="1.33540252363585" calcext:value-type="float">
            <text:p>1.33540</text:p>
          </table:table-cell>
          <table:table-cell office:value-type="float" office:value="489" calcext:value-type="float">
            <text:p>489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9" calcext:value-type="float">
            <text:p>489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.0</text:p>
          </table:table-cell>
          <table:table-cell table:style-name="ce7" office:value-type="float" office:value="304269.732743445" calcext:value-type="float">
            <text:p>304269.732743445</text:p>
          </table:table-cell>
          <table:table-cell office:value-type="float" office:value="780" calcext:value-type="float">
            <text:p>7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7.185929648241" calcext:value-type="float">
            <text:p>637.18593</text:p>
          </table:table-cell>
          <table:table-cell office:value-type="float" office:value="1.33532293936821" calcext:value-type="float">
            <text:p>1.33532</text:p>
          </table:table-cell>
          <table:table-cell office:value-type="float" office:value="491" calcext:value-type="float">
            <text:p>491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1" calcext:value-type="float">
            <text:p>491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.0</text:p>
          </table:table-cell>
          <table:table-cell table:style-name="ce7" office:value-type="float" office:value="307568.001971591" calcext:value-type="float">
            <text:p>307568.001971591</text:p>
          </table:table-cell>
          <table:table-cell office:value-type="float" office:value="784" calcext:value-type="float">
            <text:p>7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0.201005025126" calcext:value-type="float">
            <text:p>640.20101</text:p>
          </table:table-cell>
          <table:table-cell office:value-type="float" office:value="1.33524418238184" calcext:value-type="float">
            <text:p>1.33524</text:p>
          </table:table-cell>
          <table:table-cell office:value-type="float" office:value="493" calcext:value-type="float">
            <text:p>493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3" calcext:value-type="float">
            <text:p>493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.0</text:p>
          </table:table-cell>
          <table:table-cell table:style-name="ce7" office:value-type="float" office:value="310799.299094576" calcext:value-type="float">
            <text:p>310799.299094576</text:p>
          </table:table-cell>
          <table:table-cell office:value-type="float" office:value="788" calcext:value-type="float">
            <text:p>7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3.21608040201" calcext:value-type="float">
            <text:p>643.21608</text:p>
          </table:table-cell>
          <table:table-cell office:value-type="float" office:value="1.33516632858048" calcext:value-type="float">
            <text:p>1.33517</text:p>
          </table:table-cell>
          <table:table-cell office:value-type="float" office:value="495" calcext:value-type="float">
            <text:p>495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5" calcext:value-type="float">
            <text:p>495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.0</text:p>
          </table:table-cell>
          <table:table-cell table:style-name="ce7" office:value-type="float" office:value="313965.643436673" calcext:value-type="float">
            <text:p>313965.643436673</text:p>
          </table:table-cell>
          <table:table-cell office:value-type="float" office:value="792" calcext:value-type="float">
            <text:p>7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6.231155778895" calcext:value-type="float">
            <text:p>646.23116</text:p>
          </table:table-cell>
          <table:table-cell office:value-type="float" office:value="1.33508914064546" calcext:value-type="float">
            <text:p>1.33509</text:p>
          </table:table-cell>
          <table:table-cell office:value-type="float" office:value="497" calcext:value-type="float">
            <text:p>497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7" calcext:value-type="float">
            <text:p>497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.0</text:p>
          </table:table-cell>
          <table:table-cell table:style-name="ce7" office:value-type="float" office:value="317068.973948483" calcext:value-type="float">
            <text:p>317068.973948483</text:p>
          </table:table-cell>
          <table:table-cell office:value-type="float" office:value="796" calcext:value-type="float">
            <text:p>7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9.246231155779" calcext:value-type="float">
            <text:p>649.24623</text:p>
          </table:table-cell>
          <table:table-cell office:value-type="float" office:value="1.33501281928646" calcext:value-type="float">
            <text:p>1.33501</text:p>
          </table:table-cell>
          <table:table-cell office:value-type="float" office:value="499" calcext:value-type="float">
            <text:p>499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499" calcext:value-type="float">
            <text:p>499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.0</text:p>
          </table:table-cell>
          <table:table-cell table:style-name="ce7" office:value-type="float" office:value="320111.153166357" calcext:value-type="float">
            <text:p>320111.153166357</text:p>
          </table:table-cell>
          <table:table-cell office:value-type="float" office:value="800" calcext:value-type="float">
            <text:p>8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52.261306532663" calcext:value-type="float">
            <text:p>652.26131</text:p>
          </table:table-cell>
          <table:table-cell office:value-type="float" office:value="1.33493721195053" calcext:value-type="float">
            <text:p>1.33494</text:p>
          </table:table-cell>
          <table:table-cell office:value-type="float" office:value="501" calcext:value-type="float">
            <text:p>501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501" calcext:value-type="float">
            <text:p>501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5.276381909548" calcext:value-type="float">
            <text:p>655.27638</text:p>
          </table:table-cell>
          <table:table-cell office:value-type="float" office:value="1.33486242070816" calcext:value-type="float">
            <text:p>1.33486</text:p>
          </table:table-cell>
          <table:table-cell office:value-type="float" office:value="503" calcext:value-type="float">
            <text:p>50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3" calcext:value-type="float">
            <text:p>50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8.291457286432" calcext:value-type="float">
            <text:p>658.29146</text:p>
          </table:table-cell>
          <table:table-cell office:value-type="float" office:value="1.33478835972023" calcext:value-type="float">
            <text:p>1.33479</text:p>
          </table:table-cell>
          <table:table-cell office:value-type="float" office:value="505" calcext:value-type="float">
            <text:p>50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5" calcext:value-type="float">
            <text:p>50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1.306532663317" calcext:value-type="float">
            <text:p>661.30653</text:p>
          </table:table-cell>
          <table:table-cell office:value-type="float" office:value="1.33471496992209" calcext:value-type="float">
            <text:p>1.33471</text:p>
          </table:table-cell>
          <table:table-cell office:value-type="float" office:value="507" calcext:value-type="float">
            <text:p>50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7" calcext:value-type="float">
            <text:p>50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4.321608040201" calcext:value-type="float">
            <text:p>664.32161</text:p>
          </table:table-cell>
          <table:table-cell office:value-type="float" office:value="1.33464228084099" calcext:value-type="float">
            <text:p>1.33464</text:p>
          </table:table-cell>
          <table:table-cell office:value-type="float" office:value="509" calcext:value-type="float">
            <text:p>509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9" calcext:value-type="float">
            <text:p>509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7.336683417085" calcext:value-type="float">
            <text:p>667.33668</text:p>
          </table:table-cell>
          <table:table-cell office:value-type="float" office:value="1.33457023154397" calcext:value-type="float">
            <text:p>1.33457</text:p>
          </table:table-cell>
          <table:table-cell office:value-type="float" office:value="511" calcext:value-type="float">
            <text:p>51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1" calcext:value-type="float">
            <text:p>51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0.35175879397" calcext:value-type="float">
            <text:p>670.35176</text:p>
          </table:table-cell>
          <table:table-cell office:value-type="float" office:value="1.33449894090281" calcext:value-type="float">
            <text:p>1.33450</text:p>
          </table:table-cell>
          <table:table-cell office:value-type="float" office:value="513" calcext:value-type="float">
            <text:p>51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3" calcext:value-type="float">
            <text:p>51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3.366834170854" calcext:value-type="float">
            <text:p>673.36683</text:p>
          </table:table-cell>
          <table:table-cell office:value-type="float" office:value="1.33442823869395" calcext:value-type="float">
            <text:p>1.33443</text:p>
          </table:table-cell>
          <table:table-cell office:value-type="float" office:value="515" calcext:value-type="float">
            <text:p>51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5" calcext:value-type="float">
            <text:p>51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6.381909547739" calcext:value-type="float">
            <text:p>676.38191</text:p>
          </table:table-cell>
          <table:table-cell office:value-type="float" office:value="1.3343582212789" calcext:value-type="float">
            <text:p>1.33436</text:p>
          </table:table-cell>
          <table:table-cell office:value-type="float" office:value="517" calcext:value-type="float">
            <text:p>51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7" calcext:value-type="float">
            <text:p>51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9.396984924623" calcext:value-type="float">
            <text:p>679.39698</text:p>
          </table:table-cell>
          <table:table-cell office:value-type="float" office:value="1.33428883403836" calcext:value-type="float">
            <text:p>1.33429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2.412060301508" calcext:value-type="float">
            <text:p>682.41206</text:p>
          </table:table-cell>
          <table:table-cell office:value-type="float" office:value="1.33422001561205" calcext:value-type="float">
            <text:p>1.33422</text:p>
          </table:table-cell>
          <table:table-cell office:value-type="float" office:value="521" calcext:value-type="float">
            <text:p>52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1" calcext:value-type="float">
            <text:p>52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5.427135678392" calcext:value-type="float">
            <text:p>685.42714</text:p>
          </table:table-cell>
          <table:table-cell office:value-type="float" office:value="1.3341518041277" calcext:value-type="float">
            <text:p>1.33415</text:p>
          </table:table-cell>
          <table:table-cell office:value-type="float" office:value="523" calcext:value-type="float">
            <text:p>52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3" calcext:value-type="float">
            <text:p>52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8.442211055276" calcext:value-type="float">
            <text:p>688.44221</text:p>
          </table:table-cell>
          <table:table-cell office:value-type="float" office:value="1.33408422471326" calcext:value-type="float">
            <text:p>1.33408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1.457286432161" calcext:value-type="float">
            <text:p>691.45729</text:p>
          </table:table-cell>
          <table:table-cell office:value-type="float" office:value="1.33401717389402" calcext:value-type="float">
            <text:p>1.33402</text:p>
          </table:table-cell>
          <table:table-cell office:value-type="float" office:value="527" calcext:value-type="float">
            <text:p>52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7" calcext:value-type="float">
            <text:p>52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4.472361809045" calcext:value-type="float">
            <text:p>694.47236</text:p>
          </table:table-cell>
          <table:table-cell office:value-type="float" office:value="1.3339507876849" calcext:value-type="float">
            <text:p>1.33395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7.48743718593" calcext:value-type="float">
            <text:p>697.48744</text:p>
          </table:table-cell>
          <table:table-cell office:value-type="float" office:value="1.33388484525071" calcext:value-type="float">
            <text:p>1.33388</text:p>
          </table:table-cell>
          <table:table-cell office:value-type="float" office:value="531" calcext:value-type="float">
            <text:p>53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31" calcext:value-type="float">
            <text:p>53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0.502512562814" calcext:value-type="float">
            <text:p>700.50251</text:p>
          </table:table-cell>
          <table:table-cell office:value-type="float" office:value="1.33381951282182" calcext:value-type="float">
            <text:p>1.33382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3.517587939699" calcext:value-type="float">
            <text:p>703.51759</text:p>
          </table:table-cell>
          <table:table-cell office:value-type="float" office:value="1.33375462988097" calcext:value-type="float">
            <text:p>1.33375</text:p>
          </table:table-cell>
          <table:table-cell office:value-type="float" office:value="535" calcext:value-type="float">
            <text:p>53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35" calcext:value-type="float">
            <text:p>53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6.532663316583" calcext:value-type="float">
            <text:p>706.53266</text:p>
          </table:table-cell>
          <table:table-cell office:value-type="float" office:value="1.33369030261477" calcext:value-type="float">
            <text:p>1.33369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9.547738693467" calcext:value-type="float">
            <text:p>709.54774</text:p>
          </table:table-cell>
          <table:table-cell office:value-type="float" office:value="1.33362646654158" calcext:value-type="float">
            <text:p>1.33363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2.562814070352" calcext:value-type="float">
            <text:p>712.56281</text:p>
          </table:table-cell>
          <table:table-cell office:value-type="float" office:value="1.33356310737169" calcext:value-type="float">
            <text:p>1.33356</text:p>
          </table:table-cell>
          <table:table-cell office:value-type="float" office:value="541" calcext:value-type="float">
            <text:p>54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41" calcext:value-type="float">
            <text:p>54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5.577889447236" calcext:value-type="float">
            <text:p>715.57789</text:p>
          </table:table-cell>
          <table:table-cell office:value-type="float" office:value="1.33350027762662" calcext:value-type="float">
            <text:p>1.3335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8.592964824121" calcext:value-type="float">
            <text:p>718.59296</text:p>
          </table:table-cell>
          <table:table-cell office:value-type="float" office:value="1.3334379323622" calcext:value-type="float">
            <text:p>1.33344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1.608040201005" calcext:value-type="float">
            <text:p>721.60804</text:p>
          </table:table-cell>
          <table:table-cell office:value-type="float" office:value="1.33337600356202" calcext:value-type="float">
            <text:p>1.33338</text:p>
          </table:table-cell>
          <table:table-cell office:value-type="float" office:value="547" calcext:value-type="float">
            <text:p>54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47" calcext:value-type="float">
            <text:p>54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4.62311557789" calcext:value-type="float">
            <text:p>724.62312</text:p>
          </table:table-cell>
          <table:table-cell office:value-type="float" office:value="1.33331453973112" calcext:value-type="float">
            <text:p>1.33331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7.638190954774" calcext:value-type="float">
            <text:p>727.63819</text:p>
          </table:table-cell>
          <table:table-cell office:value-type="float" office:value="1.33325347289301" calcext:value-type="float">
            <text:p>1.33325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0.653266331658" calcext:value-type="float">
            <text:p>730.65327</text:p>
          </table:table-cell>
          <table:table-cell office:value-type="float" office:value="1.33319285224995" calcext:value-type="float">
            <text:p>1.33319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3.668341708543" calcext:value-type="float">
            <text:p>733.66834</text:p>
          </table:table-cell>
          <table:table-cell office:value-type="float" office:value="1.33313265258709" calcext:value-type="float">
            <text:p>1.33313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6.683417085427" calcext:value-type="float">
            <text:p>736.68342</text:p>
          </table:table-cell>
          <table:table-cell office:value-type="float" office:value="1.33307292331798" calcext:value-type="float">
            <text:p>1.33307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9.698492462312" calcext:value-type="float">
            <text:p>739.69849</text:p>
          </table:table-cell>
          <table:table-cell office:value-type="float" office:value="1.33301351428352" calcext:value-type="float">
            <text:p>1.33301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2.713567839196" calcext:value-type="float">
            <text:p>742.71357</text:p>
          </table:table-cell>
          <table:table-cell office:value-type="float" office:value="1.33295455438813" calcext:value-type="float">
            <text:p>1.33295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5.72864321608" calcext:value-type="float">
            <text:p>745.72864</text:p>
          </table:table-cell>
          <table:table-cell office:value-type="float" office:value="1.33289602901092" calcext:value-type="float">
            <text:p>1.3329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8.743718592965" calcext:value-type="float">
            <text:p>748.74372</text:p>
          </table:table-cell>
          <table:table-cell office:value-type="float" office:value="1.33283780468985" calcext:value-type="float">
            <text:p>1.33284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1.758793969849" calcext:value-type="float">
            <text:p>751.75879</text:p>
          </table:table-cell>
          <table:table-cell office:value-type="float" office:value="1.33278000244042" calcext:value-type="float">
            <text:p>1.33278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4.773869346734" calcext:value-type="float">
            <text:p>754.77387</text:p>
          </table:table-cell>
          <table:table-cell office:value-type="float" office:value="1.33272248123094" calcext:value-type="float">
            <text:p>1.33272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7.788944723618" calcext:value-type="float">
            <text:p>757.78894</text:p>
          </table:table-cell>
          <table:table-cell office:value-type="float" office:value="1.33266537034141" calcext:value-type="float">
            <text:p>1.33267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0.804020100503" calcext:value-type="float">
            <text:p>760.80402</text:p>
          </table:table-cell>
          <table:table-cell office:value-type="float" office:value="1.33260863600304" calcext:value-type="float">
            <text:p>1.33261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3.819095477387" calcext:value-type="float">
            <text:p>763.81910</text:p>
          </table:table-cell>
          <table:table-cell office:value-type="float" office:value="1.332552198422" calcext:value-type="float">
            <text:p>1.33255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6.834170854271" calcext:value-type="float">
            <text:p>766.83417</text:p>
          </table:table-cell>
          <table:table-cell office:value-type="float" office:value="1.33249610791909" calcext:value-type="float">
            <text:p>1.3325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9.849246231156" calcext:value-type="float">
            <text:p>769.84925</text:p>
          </table:table-cell>
          <table:table-cell office:value-type="float" office:value="1.33244029986857" calcext:value-type="float">
            <text:p>1.33244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2.86432160804" calcext:value-type="float">
            <text:p>772.86432</text:p>
          </table:table-cell>
          <table:table-cell office:value-type="float" office:value="1.33238482435034" calcext:value-type="float">
            <text:p>1.33238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5.879396984925" calcext:value-type="float">
            <text:p>775.87940</text:p>
          </table:table-cell>
          <table:table-cell office:value-type="float" office:value="1.33232967360562" calcext:value-type="float">
            <text:p>1.33233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8.894472361809" calcext:value-type="float">
            <text:p>778.89447</text:p>
          </table:table-cell>
          <table:table-cell office:value-type="float" office:value="1.33227485670599" calcext:value-type="float">
            <text:p>1.33227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1.909547738694" calcext:value-type="float">
            <text:p>781.90955</text:p>
          </table:table-cell>
          <table:table-cell office:value-type="float" office:value="1.33222028195211" calcext:value-type="float">
            <text:p>1.33222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4.924623115578" calcext:value-type="float">
            <text:p>784.92462</text:p>
          </table:table-cell>
          <table:table-cell office:value-type="float" office:value="1.33216602361588" calcext:value-type="float">
            <text:p>1.33217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7.939698492462" calcext:value-type="float">
            <text:p>787.93970</text:p>
          </table:table-cell>
          <table:table-cell office:value-type="float" office:value="1.33211199865795" calcext:value-type="float">
            <text:p>1.33211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0.954773869347" calcext:value-type="float">
            <text:p>790.95477</text:p>
          </table:table-cell>
          <table:table-cell office:value-type="float" office:value="1.33205827313709" calcext:value-type="float">
            <text:p>1.33206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3.969849246231" calcext:value-type="float">
            <text:p>793.96985</text:p>
          </table:table-cell>
          <table:table-cell office:value-type="float" office:value="1.33200483836729" calcext:value-type="float">
            <text:p>1.3320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6.984924623116" calcext:value-type="float">
            <text:p>796.98492</text:p>
          </table:table-cell>
          <table:table-cell office:value-type="float" office:value="1.3319516816755" calcext:value-type="float">
            <text:p>1.33195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0" calcext:value-type="float">
            <text:p>800.00000</text:p>
          </table:table-cell>
          <table:table-cell office:value-type="float" office:value="1.33189874617055" calcext:value-type="float">
            <text:p>1.3319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.0000E+0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 table:number-rows-repeated="10483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number number:decimal-places="1" number:min-decimal-places="1" number:min-integer-digits="2"/>
    </number:number-style>
    <number:number-style style:name="N129">
      <number:number number:decimal-places="0" number:min-decimal-places="0" number:min-integer-digits="2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25:49.000837361</meta:creation-date>
    <dc:date>2023-06-02T14:16:13.707067412</dc:date>
    <meta:editing-duration>PT5H2M20S</meta:editing-duration>
    <meta:editing-cycles>15</meta:editing-cycles>
    <meta:generator>LibreOffice/7.3.7.2$Linux_X86_64 LibreOffice_project/30$Build-2</meta:generator>
    <meta:document-statistic meta:table-count="1" meta:cell-count="1818" meta:object-count="0"/>
  </office:meta>
</office:document-meta>
</file>